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Normal_5f_Sayfa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Normal_5f_Sayfa1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Normal_20_2_20_2" style:data-style-name="N14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Normal_20_2_20_2" style:data-style-name="N148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99">
      <style:text-properties style:font-name="Liberation Sans" style:font-name-asian="Noto Sans CJK SC Regular" style:font-name-complex="FreeSans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Normal_20_2_20_2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Normal_20_2_20_2" style:data-style-name="N148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automatic-find-labels="false"/>
      <table:table table:name="a2_input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2" table:number-columns-repeated="3" table:default-cell-style-name="ce4"/>
        <table:table-column table:style-name="co4" table:default-cell-style-name="ce4"/>
        <table:table-column table:style-name="co2" table:number-columns-repeated="2" table:default-cell-style-name="ce4"/>
        <table:table-column table:style-name="co5" table:default-cell-style-name="ce4"/>
        <table:table-column table:style-name="co2" table:default-cell-style-name="ce8"/>
        <table:table-column table:style-name="co6" table:default-cell-style-name="Default"/>
        <table:table-row table:style-name="ro1">
          <table:table-cell table:style-name="ce1" office:value-type="string" calcext:value-type="string">
            <text:p>Provinces\Year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/>
        </table:table-row>
        <table:table-row table:style-name="ro2">
          <table:table-cell office:value-type="string" calcext:value-type="string">
            <text:p>İstanbul</text:p>
          </table:table-cell>
          <table:table-cell office:value-type="float" office:value="12573836" calcext:value-type="float">
            <text:p>12 573 836</text:p>
          </table:table-cell>
          <table:table-cell office:value-type="float" office:value="12697164" calcext:value-type="float">
            <text:p>12 697 164</text:p>
          </table:table-cell>
          <table:table-cell office:value-type="float" office:value="12915158" calcext:value-type="float">
            <text:p>12 915 158</text:p>
          </table:table-cell>
          <table:table-cell office:value-type="float" office:value="13255685" calcext:value-type="float">
            <text:p>13 255 685</text:p>
          </table:table-cell>
          <table:table-cell office:value-type="float" office:value="13624240" calcext:value-type="float">
            <text:p>13 624 240</text:p>
          </table:table-cell>
          <table:table-cell office:value-type="float" office:value="13854740" calcext:value-type="float">
            <text:p>13 854 740</text:p>
          </table:table-cell>
          <table:table-cell office:value-type="float" office:value="14160467" calcext:value-type="float">
            <text:p>14 160 467</text:p>
          </table:table-cell>
          <table:table-cell office:value-type="float" office:value="14377018" calcext:value-type="float">
            <text:p>14 377 018</text:p>
          </table:table-cell>
          <table:table-cell office:value-type="float" office:value="14657434" calcext:value-type="float">
            <text:p>14 657 434</text:p>
          </table:table-cell>
          <table:table-cell office:value-type="float" office:value="14804116" calcext:value-type="float">
            <text:p>14 804 116</text:p>
          </table:table-cell>
          <table:table-cell table:formula="of:=IF([.B2]&gt;10000000; &quot;Megacity&quot;; IF([.B2]&gt;1000000; &quot;Metropolis&quot;; &quot;none&quot;))" office:value-type="string" office:string-value="Megacity" calcext:value-type="string">
            <text:p>Megacity</text:p>
          </table:table-cell>
        </table:table-row>
        <table:table-row table:style-name="ro2">
          <table:table-cell office:value-type="string" calcext:value-type="string">
            <text:p>Ankara</text:p>
          </table:table-cell>
          <table:table-cell office:value-type="float" office:value="4466756" calcext:value-type="float">
            <text:p>4 466 756</text:p>
          </table:table-cell>
          <table:table-cell office:value-type="float" office:value="4548939" calcext:value-type="float">
            <text:p>4 548 939</text:p>
          </table:table-cell>
          <table:table-cell office:value-type="float" office:value="4650802" calcext:value-type="float">
            <text:p>4 650 802</text:p>
          </table:table-cell>
          <table:table-cell office:value-type="float" office:value="4771716" calcext:value-type="float">
            <text:p>4 771 716</text:p>
          </table:table-cell>
          <table:table-cell office:value-type="float" office:value="4890893" calcext:value-type="float">
            <text:p>4 890 893</text:p>
          </table:table-cell>
          <table:table-cell office:value-type="float" office:value="4965542" calcext:value-type="float">
            <text:p>4 965 542</text:p>
          </table:table-cell>
          <table:table-cell office:value-type="float" office:value="5045083" calcext:value-type="float">
            <text:p>5 045 083</text:p>
          </table:table-cell>
          <table:table-cell office:value-type="float" office:value="5150072" calcext:value-type="float">
            <text:p>5 150 072</text:p>
          </table:table-cell>
          <table:table-cell office:value-type="float" office:value="5270575" calcext:value-type="float">
            <text:p>5 270 575</text:p>
          </table:table-cell>
          <table:table-cell office:value-type="float" office:value="5346518" calcext:value-type="float">
            <text:p>5 346 518</text:p>
          </table:table-cell>
          <table:table-cell/>
        </table:table-row>
        <table:table-row table:style-name="ro2">
          <table:table-cell office:value-type="string" calcext:value-type="string">
            <text:p>İzmir</text:p>
          </table:table-cell>
          <table:table-cell office:value-type="float" office:value="3739353" calcext:value-type="float">
            <text:p>3 739 353</text:p>
          </table:table-cell>
          <table:table-cell office:value-type="float" office:value="3795978" calcext:value-type="float">
            <text:p>3 795 978</text:p>
          </table:table-cell>
          <table:table-cell office:value-type="float" office:value="3868308" calcext:value-type="float">
            <text:p>3 868 308</text:p>
          </table:table-cell>
          <table:table-cell office:value-type="float" office:value="3948848" calcext:value-type="float">
            <text:p>3 948 848</text:p>
          </table:table-cell>
          <table:table-cell office:value-type="float" office:value="3965232" calcext:value-type="float">
            <text:p>3 965 232</text:p>
          </table:table-cell>
          <table:table-cell office:value-type="float" office:value="4005459" calcext:value-type="float">
            <text:p>4 005 459</text:p>
          </table:table-cell>
          <table:table-cell office:value-type="float" office:value="4061074" calcext:value-type="float">
            <text:p>4 061 074</text:p>
          </table:table-cell>
          <table:table-cell office:value-type="float" office:value="4113072" calcext:value-type="float">
            <text:p>4 113 072</text:p>
          </table:table-cell>
          <table:table-cell office:value-type="float" office:value="4168415" calcext:value-type="float">
            <text:p>4 168 415</text:p>
          </table:table-cell>
          <table:table-cell office:value-type="float" office:value="4223545" calcext:value-type="float">
            <text:p>4 223 545</text:p>
          </table:table-cell>
          <table:table-cell/>
        </table:table-row>
        <table:table-row table:style-name="ro2">
          <table:table-cell office:value-type="string" calcext:value-type="string">
            <text:p>Bursa</text:p>
          </table:table-cell>
          <table:table-cell office:value-type="float" office:value="2439876" calcext:value-type="float">
            <text:p>2 439 876</text:p>
          </table:table-cell>
          <table:table-cell office:value-type="float" office:value="2507963" calcext:value-type="float">
            <text:p>2 507 963</text:p>
          </table:table-cell>
          <table:table-cell office:value-type="float" office:value="2550645" calcext:value-type="float">
            <text:p>2 550 645</text:p>
          </table:table-cell>
          <table:table-cell office:value-type="float" office:value="2605495" calcext:value-type="float">
            <text:p>2 605 495</text:p>
          </table:table-cell>
          <table:table-cell office:value-type="float" office:value="2652126" calcext:value-type="float">
            <text:p>2 652 126</text:p>
          </table:table-cell>
          <table:table-cell office:value-type="float" office:value="2688171" calcext:value-type="float">
            <text:p>2 688 171</text:p>
          </table:table-cell>
          <table:table-cell office:value-type="float" office:value="2740970" calcext:value-type="float">
            <text:p>2 740 970</text:p>
          </table:table-cell>
          <table:table-cell office:value-type="float" office:value="2787539" calcext:value-type="float">
            <text:p>2 787 539</text:p>
          </table:table-cell>
          <table:table-cell office:value-type="float" office:value="2842547" calcext:value-type="float">
            <text:p>2 842 547</text:p>
          </table:table-cell>
          <table:table-cell office:value-type="float" office:value="2901396" calcext:value-type="float">
            <text:p>2 901 396</text:p>
          </table:table-cell>
          <table:table-cell/>
        </table:table-row>
        <table:table-row table:style-name="ro2">
          <table:table-cell office:value-type="string" calcext:value-type="string">
            <text:p>Antalya</text:p>
          </table:table-cell>
          <table:table-cell office:value-type="float" office:value="1789295" calcext:value-type="float">
            <text:p>1 789 295</text:p>
          </table:table-cell>
          <table:table-cell office:value-type="float" office:value="1859275" calcext:value-type="float">
            <text:p>1 859 275</text:p>
          </table:table-cell>
          <table:table-cell office:value-type="float" office:value="1919729" calcext:value-type="float">
            <text:p>1 919 729</text:p>
          </table:table-cell>
          <table:table-cell office:value-type="float" office:value="1978333" calcext:value-type="float">
            <text:p>1 978 333</text:p>
          </table:table-cell>
          <table:table-cell office:value-type="float" office:value="2043482" calcext:value-type="float">
            <text:p>2 043 482</text:p>
          </table:table-cell>
          <table:table-cell office:value-type="float" office:value="2092537" calcext:value-type="float">
            <text:p>2 092 537</text:p>
          </table:table-cell>
          <table:table-cell office:value-type="float" office:value="2158265" calcext:value-type="float">
            <text:p>2 158 265</text:p>
          </table:table-cell>
          <table:table-cell office:value-type="float" office:value="2222562" calcext:value-type="float">
            <text:p>2 222 562</text:p>
          </table:table-cell>
          <table:table-cell office:value-type="float" office:value="2288456" calcext:value-type="float">
            <text:p>2 288 456</text:p>
          </table:table-cell>
          <table:table-cell office:value-type="float" office:value="2328555" calcext:value-type="float">
            <text:p>2 328 555</text:p>
          </table:table-cell>
          <table:table-cell table:style-name="ce7" table:formula="of:=IF([.B6]&gt;10000000; &quot;Megacity&quot;; IF([.B6]&gt;1000000; &quot;Metropolis&quot;; &quot;none&quot;))" office:value-type="string" office:string-value="Metropolis" calcext:value-type="string">
            <text:p>Metropolis</text:p>
          </table:table-cell>
        </table:table-row>
        <table:table-row table:style-name="ro2">
          <table:table-cell office:value-type="string" calcext:value-type="string">
            <text:p>Adana</text:p>
          </table:table-cell>
          <table:table-cell office:value-type="float" office:value="2006650" calcext:value-type="float">
            <text:p>2 006 650</text:p>
          </table:table-cell>
          <table:table-cell office:value-type="float" office:value="2026319" calcext:value-type="float">
            <text:p>2 026 319</text:p>
          </table:table-cell>
          <table:table-cell office:value-type="float" office:value="2062226" calcext:value-type="float">
            <text:p>2 062 226</text:p>
          </table:table-cell>
          <table:table-cell office:value-type="float" office:value="2085225" calcext:value-type="float">
            <text:p>2 085 225</text:p>
          </table:table-cell>
          <table:table-cell office:value-type="float" office:value="2108805" calcext:value-type="float">
            <text:p>2 108 805</text:p>
          </table:table-cell>
          <table:table-cell office:value-type="float" office:value="2125635" calcext:value-type="float">
            <text:p>2 125 635</text:p>
          </table:table-cell>
          <table:table-cell office:value-type="float" office:value="2149260" calcext:value-type="float">
            <text:p>2 149 260</text:p>
          </table:table-cell>
          <table:table-cell office:value-type="float" office:value="2165595" calcext:value-type="float">
            <text:p>2 165 595</text:p>
          </table:table-cell>
          <table:table-cell office:value-type="float" office:value="2183167" calcext:value-type="float">
            <text:p>2 183 167</text:p>
          </table:table-cell>
          <table:table-cell office:value-type="float" office:value="2201670" calcext:value-type="float">
            <text:p>2 201 670</text:p>
          </table:table-cell>
          <table:table-cell/>
        </table:table-row>
        <table:table-row table:style-name="ro2">
          <table:table-cell office:value-type="string" calcext:value-type="string">
            <text:p>Konya</text:p>
          </table:table-cell>
          <table:table-cell office:value-type="float" office:value="1959082" calcext:value-type="float">
            <text:p>1 959 082</text:p>
          </table:table-cell>
          <table:table-cell office:value-type="float" office:value="1969868" calcext:value-type="float">
            <text:p>1 969 868</text:p>
          </table:table-cell>
          <table:table-cell office:value-type="float" office:value="1992675" calcext:value-type="float">
            <text:p>1 992 675</text:p>
          </table:table-cell>
          <table:table-cell office:value-type="float" office:value="2013845" calcext:value-type="float">
            <text:p>2 013 845</text:p>
          </table:table-cell>
          <table:table-cell office:value-type="float" office:value="2038555" calcext:value-type="float">
            <text:p>2 038 555</text:p>
          </table:table-cell>
          <table:table-cell office:value-type="float" office:value="2052281" calcext:value-type="float">
            <text:p>2 052 281</text:p>
          </table:table-cell>
          <table:table-cell office:value-type="float" office:value="2079225" calcext:value-type="float">
            <text:p>2 079 225</text:p>
          </table:table-cell>
          <table:table-cell office:value-type="float" office:value="2108808" calcext:value-type="float">
            <text:p>2 108 808</text:p>
          </table:table-cell>
          <table:table-cell office:value-type="float" office:value="2130544" calcext:value-type="float">
            <text:p>2 130 544</text:p>
          </table:table-cell>
          <table:table-cell office:value-type="float" office:value="2161303" calcext:value-type="float">
            <text:p>2 161 303</text:p>
          </table:table-cell>
          <table:table-cell/>
        </table:table-row>
        <table:table-row table:style-name="ro2">
          <table:table-cell office:value-type="string" calcext:value-type="string">
            <text:p>Gaziantep</text:p>
          </table:table-cell>
          <table:table-cell office:value-type="float" office:value="1560023" calcext:value-type="float">
            <text:p>1 560 023</text:p>
          </table:table-cell>
          <table:table-cell office:value-type="float" office:value="1612223" calcext:value-type="float">
            <text:p>1 612 223</text:p>
          </table:table-cell>
          <table:table-cell office:value-type="float" office:value="1653670" calcext:value-type="float">
            <text:p>1 653 670</text:p>
          </table:table-cell>
          <table:table-cell office:value-type="float" office:value="1700763" calcext:value-type="float">
            <text:p>1 700 763</text:p>
          </table:table-cell>
          <table:table-cell office:value-type="float" office:value="1753596" calcext:value-type="float">
            <text:p>1 753 596</text:p>
          </table:table-cell>
          <table:table-cell office:value-type="float" office:value="1799558" calcext:value-type="float">
            <text:p>1 799 558</text:p>
          </table:table-cell>
          <table:table-cell office:value-type="float" office:value="1844438" calcext:value-type="float">
            <text:p>1 844 438</text:p>
          </table:table-cell>
          <table:table-cell office:value-type="float" office:value="1889466" calcext:value-type="float">
            <text:p>1 889 466</text:p>
          </table:table-cell>
          <table:table-cell office:value-type="float" office:value="1931836" calcext:value-type="float">
            <text:p>1 931 836</text:p>
          </table:table-cell>
          <table:table-cell office:value-type="float" office:value="1974244" calcext:value-type="float">
            <text:p>1 974 244</text:p>
          </table:table-cell>
          <table:table-cell/>
        </table:table-row>
        <table:table-row table:style-name="ro2">
          <table:table-cell office:value-type="string" calcext:value-type="string">
            <text:p>Şanlıurfa</text:p>
          </table:table-cell>
          <table:table-cell office:value-type="float" office:value="1523099" calcext:value-type="float">
            <text:p>1 523 099</text:p>
          </table:table-cell>
          <table:table-cell office:value-type="float" office:value="1574224" calcext:value-type="float">
            <text:p>1 574 224</text:p>
          </table:table-cell>
          <table:table-cell office:value-type="float" office:value="1613737" calcext:value-type="float">
            <text:p>1 613 737</text:p>
          </table:table-cell>
          <table:table-cell office:value-type="float" office:value="1663371" calcext:value-type="float">
            <text:p>1 663 371</text:p>
          </table:table-cell>
          <table:table-cell office:value-type="float" office:value="1716254" calcext:value-type="float">
            <text:p>1 716 254</text:p>
          </table:table-cell>
          <table:table-cell office:value-type="float" office:value="1762075" calcext:value-type="float">
            <text:p>1 762 075</text:p>
          </table:table-cell>
          <table:table-cell office:value-type="float" office:value="1801980" calcext:value-type="float">
            <text:p>1 801 980</text:p>
          </table:table-cell>
          <table:table-cell office:value-type="float" office:value="1845667" calcext:value-type="float">
            <text:p>1 845 667</text:p>
          </table:table-cell>
          <table:table-cell office:value-type="float" office:value="1892320" calcext:value-type="float">
            <text:p>1 892 320</text:p>
          </table:table-cell>
          <table:table-cell office:value-type="float" office:value="1940627" calcext:value-type="float">
            <text:p>1 940 627</text:p>
          </table:table-cell>
          <table:table-cell table:style-name="ce7" table:formula="of:=IF([.B10]&gt;10000000; &quot;Megacity&quot;; IF([.B10]&gt;1000000; &quot;Metropolis&quot;; &quot;none&quot;))" office:value-type="string" office:string-value="Metropolis" calcext:value-type="string">
            <text:p>Metropolis</text:p>
          </table:table-cell>
        </table:table-row>
        <table:table-row table:style-name="ro2">
          <table:table-cell office:value-type="string" calcext:value-type="string">
            <text:p>Kocaeli</text:p>
          </table:table-cell>
          <table:table-cell office:value-type="float" office:value="1437926" calcext:value-type="float">
            <text:p>1 437 926</text:p>
          </table:table-cell>
          <table:table-cell office:value-type="float" office:value="1490358" calcext:value-type="float">
            <text:p>1 490 358</text:p>
          </table:table-cell>
          <table:table-cell office:value-type="float" office:value="1522408" calcext:value-type="float">
            <text:p>1 522 408</text:p>
          </table:table-cell>
          <table:table-cell office:value-type="float" office:value="1560138" calcext:value-type="float">
            <text:p>1 560 138</text:p>
          </table:table-cell>
          <table:table-cell office:value-type="float" office:value="1601720" calcext:value-type="float">
            <text:p>1 601 720</text:p>
          </table:table-cell>
          <table:table-cell office:value-type="float" office:value="1634691" calcext:value-type="float">
            <text:p>1 634 691</text:p>
          </table:table-cell>
          <table:table-cell office:value-type="float" office:value="1676202" calcext:value-type="float">
            <text:p>1 676 202</text:p>
          </table:table-cell>
          <table:table-cell office:value-type="float" office:value="1722795" calcext:value-type="float">
            <text:p>1 722 795</text:p>
          </table:table-cell>
          <table:table-cell office:value-type="float" office:value="1780055" calcext:value-type="float">
            <text:p>1 780 055</text:p>
          </table:table-cell>
          <table:table-cell office:value-type="float" office:value="1830772" calcext:value-type="float">
            <text:p>1 830 772</text:p>
          </table:table-cell>
          <table:table-cell/>
        </table:table-row>
        <table:table-row table:style-name="ro2">
          <table:table-cell office:value-type="string" calcext:value-type="string">
            <text:p>Mersin</text:p>
          </table:table-cell>
          <table:table-cell office:value-type="float" office:value="1595938" calcext:value-type="float">
            <text:p>1 595 938</text:p>
          </table:table-cell>
          <table:table-cell office:value-type="float" office:value="1602908" calcext:value-type="float">
            <text:p>1 602 908</text:p>
          </table:table-cell>
          <table:table-cell office:value-type="float" office:value="1640888" calcext:value-type="float">
            <text:p>1 640 888</text:p>
          </table:table-cell>
          <table:table-cell office:value-type="float" office:value="1647899" calcext:value-type="float">
            <text:p>1 647 899</text:p>
          </table:table-cell>
          <table:table-cell office:value-type="float" office:value="1667939" calcext:value-type="float">
            <text:p>1 667 939</text:p>
          </table:table-cell>
          <table:table-cell office:value-type="float" office:value="1682848" calcext:value-type="float">
            <text:p>1 682 848</text:p>
          </table:table-cell>
          <table:table-cell office:value-type="float" office:value="1705774" calcext:value-type="float">
            <text:p>1 705 774</text:p>
          </table:table-cell>
          <table:table-cell office:value-type="float" office:value="1727255" calcext:value-type="float">
            <text:p>1 727 255</text:p>
          </table:table-cell>
          <table:table-cell office:value-type="float" office:value="1745221" calcext:value-type="float">
            <text:p>1 745 221</text:p>
          </table:table-cell>
          <table:table-cell office:value-type="float" office:value="1773852" calcext:value-type="float">
            <text:p>1 773 852</text:p>
          </table:table-cell>
          <table:table-cell/>
        </table:table-row>
        <table:table-row table:style-name="ro2">
          <table:table-cell office:value-type="string" calcext:value-type="string">
            <text:p>Diyarbakır</text:p>
          </table:table-cell>
          <table:table-cell office:value-type="float" office:value="1460714" calcext:value-type="float">
            <text:p>1 460 714</text:p>
          </table:table-cell>
          <table:table-cell office:value-type="float" office:value="1492828" calcext:value-type="float">
            <text:p>1 492 828</text:p>
          </table:table-cell>
          <table:table-cell office:value-type="float" office:value="1515011" calcext:value-type="float">
            <text:p>1 515 011</text:p>
          </table:table-cell>
          <table:table-cell office:value-type="float" office:value="1528958" calcext:value-type="float">
            <text:p>1 528 958</text:p>
          </table:table-cell>
          <table:table-cell office:value-type="float" office:value="1570943" calcext:value-type="float">
            <text:p>1 570 943</text:p>
          </table:table-cell>
          <table:table-cell office:value-type="float" office:value="1592167" calcext:value-type="float">
            <text:p>1 592 167</text:p>
          </table:table-cell>
          <table:table-cell office:value-type="float" office:value="1607437" calcext:value-type="float">
            <text:p>1 607 437</text:p>
          </table:table-cell>
          <table:table-cell office:value-type="float" office:value="1635048" calcext:value-type="float">
            <text:p>1 635 048</text:p>
          </table:table-cell>
          <table:table-cell office:value-type="float" office:value="1654196" calcext:value-type="float">
            <text:p>1 654 196</text:p>
          </table:table-cell>
          <table:table-cell office:value-type="float" office:value="1673119" calcext:value-type="float">
            <text:p>1 673 119</text:p>
          </table:table-cell>
          <table:table-cell/>
        </table:table-row>
        <table:table-row table:style-name="ro2">
          <table:table-cell office:value-type="string" calcext:value-type="string">
            <text:p>Hatay</text:p>
          </table:table-cell>
          <table:table-cell office:value-type="float" office:value="1386224" calcext:value-type="float">
            <text:p>1 386 224</text:p>
          </table:table-cell>
          <table:table-cell office:value-type="float" office:value="1413287" calcext:value-type="float">
            <text:p>1 413 287</text:p>
          </table:table-cell>
          <table:table-cell office:value-type="float" office:value="1448418" calcext:value-type="float">
            <text:p>1 448 418</text:p>
          </table:table-cell>
          <table:table-cell office:value-type="float" office:value="1480571" calcext:value-type="float">
            <text:p>1 480 571</text:p>
          </table:table-cell>
          <table:table-cell office:value-type="float" office:value="1474223" calcext:value-type="float">
            <text:p>1 474 223</text:p>
          </table:table-cell>
          <table:table-cell office:value-type="float" office:value="1483674" calcext:value-type="float">
            <text:p>1 483 674</text:p>
          </table:table-cell>
          <table:table-cell office:value-type="float" office:value="1503066" calcext:value-type="float">
            <text:p>1 503 066</text:p>
          </table:table-cell>
          <table:table-cell office:value-type="float" office:value="1519836" calcext:value-type="float">
            <text:p>1 519 836</text:p>
          </table:table-cell>
          <table:table-cell office:value-type="float" office:value="1533507" calcext:value-type="float">
            <text:p>1 533 507</text:p>
          </table:table-cell>
          <table:table-cell office:value-type="float" office:value="1555165" calcext:value-type="float">
            <text:p>1 555 165</text:p>
          </table:table-cell>
          <table:table-cell/>
        </table:table-row>
        <table:table-row table:style-name="ro2">
          <table:table-cell office:value-type="string" calcext:value-type="string">
            <text:p>Manisa</text:p>
          </table:table-cell>
          <table:table-cell office:value-type="float" office:value="1319920" calcext:value-type="float">
            <text:p>1 319 920</text:p>
          </table:table-cell>
          <table:table-cell office:value-type="float" office:value="1316750" calcext:value-type="float">
            <text:p>1 316 750</text:p>
          </table:table-cell>
          <table:table-cell office:value-type="float" office:value="1331957" calcext:value-type="float">
            <text:p>1 331 957</text:p>
          </table:table-cell>
          <table:table-cell office:value-type="float" office:value="1379484" calcext:value-type="float">
            <text:p>1 379 484</text:p>
          </table:table-cell>
          <table:table-cell office:value-type="float" office:value="1340074" calcext:value-type="float">
            <text:p>1 340 074</text:p>
          </table:table-cell>
          <table:table-cell office:value-type="float" office:value="1346162" calcext:value-type="float">
            <text:p>1 346 162</text:p>
          </table:table-cell>
          <table:table-cell office:value-type="float" office:value="1359463" calcext:value-type="float">
            <text:p>1 359 463</text:p>
          </table:table-cell>
          <table:table-cell office:value-type="float" office:value="1367905" calcext:value-type="float">
            <text:p>1 367 905</text:p>
          </table:table-cell>
          <table:table-cell office:value-type="float" office:value="1380366" calcext:value-type="float">
            <text:p>1 380 366</text:p>
          </table:table-cell>
          <table:table-cell office:value-type="float" office:value="1396945" calcext:value-type="float">
            <text:p>1 396 945</text:p>
          </table:table-cell>
          <table:table-cell/>
        </table:table-row>
        <table:table-row table:style-name="ro2">
          <table:table-cell office:value-type="string" calcext:value-type="string">
            <text:p>Kayseri</text:p>
          </table:table-cell>
          <table:table-cell office:value-type="float" office:value="1165088" calcext:value-type="float">
            <text:p>1 165 088</text:p>
          </table:table-cell>
          <table:table-cell office:value-type="float" office:value="1184386" calcext:value-type="float">
            <text:p>1 184 386</text:p>
          </table:table-cell>
          <table:table-cell office:value-type="float" office:value="1205872" calcext:value-type="float">
            <text:p>1 205 872</text:p>
          </table:table-cell>
          <table:table-cell office:value-type="float" office:value="1234651" calcext:value-type="float">
            <text:p>1 234 651</text:p>
          </table:table-cell>
          <table:table-cell office:value-type="float" office:value="1255349" calcext:value-type="float">
            <text:p>1 255 349</text:p>
          </table:table-cell>
          <table:table-cell office:value-type="float" office:value="1274968" calcext:value-type="float">
            <text:p>1 274 968</text:p>
          </table:table-cell>
          <table:table-cell office:value-type="float" office:value="1295355" calcext:value-type="float">
            <text:p>1 295 355</text:p>
          </table:table-cell>
          <table:table-cell office:value-type="float" office:value="1322376" calcext:value-type="float">
            <text:p>1 322 376</text:p>
          </table:table-cell>
          <table:table-cell office:value-type="float" office:value="1341056" calcext:value-type="float">
            <text:p>1 341 056</text:p>
          </table:table-cell>
          <table:table-cell office:value-type="float" office:value="1358980" calcext:value-type="float">
            <text:p>1 358 980</text:p>
          </table:table-cell>
          <table:table-cell/>
        </table:table-row>
        <table:table-row table:style-name="ro2">
          <table:table-cell office:value-type="string" calcext:value-type="string">
            <text:p>Samsun</text:p>
          </table:table-cell>
          <table:table-cell office:value-type="float" office:value="1228959" calcext:value-type="float">
            <text:p>1 228 959</text:p>
          </table:table-cell>
          <table:table-cell office:value-type="float" office:value="1233677" calcext:value-type="float">
            <text:p>1 233 677</text:p>
          </table:table-cell>
          <table:table-cell office:value-type="float" office:value="1250076" calcext:value-type="float">
            <text:p>1 250 076</text:p>
          </table:table-cell>
          <table:table-cell office:value-type="float" office:value="1252693" calcext:value-type="float">
            <text:p>1 252 693</text:p>
          </table:table-cell>
          <table:table-cell office:value-type="float" office:value="1251729" calcext:value-type="float">
            <text:p>1 251 729</text:p>
          </table:table-cell>
          <table:table-cell office:value-type="float" office:value="1251722" calcext:value-type="float">
            <text:p>1 251 722</text:p>
          </table:table-cell>
          <table:table-cell office:value-type="float" office:value="1261810" calcext:value-type="float">
            <text:p>1 261 810</text:p>
          </table:table-cell>
          <table:table-cell office:value-type="float" office:value="1269989" calcext:value-type="float">
            <text:p>1 269 989</text:p>
          </table:table-cell>
          <table:table-cell office:value-type="float" office:value="1279884" calcext:value-type="float">
            <text:p>1 279 884</text:p>
          </table:table-cell>
          <table:table-cell office:value-type="float" office:value="1295927" calcext:value-type="float">
            <text:p>1 295 927</text:p>
          </table:table-cell>
          <table:table-cell/>
        </table:table-row>
        <table:table-row table:style-name="ro2">
          <table:table-cell office:value-type="string" calcext:value-type="string">
            <text:p>Balıkesir</text:p>
          </table:table-cell>
          <table:table-cell office:value-type="float" office:value="1118313" calcext:value-type="float">
            <text:p>1 118 313</text:p>
          </table:table-cell>
          <table:table-cell office:value-type="float" office:value="1130276" calcext:value-type="float">
            <text:p>1 130 276</text:p>
          </table:table-cell>
          <table:table-cell office:value-type="float" office:value="1140085" calcext:value-type="float">
            <text:p>1 140 085</text:p>
          </table:table-cell>
          <table:table-cell office:value-type="float" office:value="1152323" calcext:value-type="float">
            <text:p>1 152 323</text:p>
          </table:table-cell>
          <table:table-cell office:value-type="float" office:value="1154314" calcext:value-type="float">
            <text:p>1 154 314</text:p>
          </table:table-cell>
          <table:table-cell office:value-type="float" office:value="1160731" calcext:value-type="float">
            <text:p>1 160 731</text:p>
          </table:table-cell>
          <table:table-cell office:value-type="float" office:value="1162761" calcext:value-type="float">
            <text:p>1 162 761</text:p>
          </table:table-cell>
          <table:table-cell office:value-type="float" office:value="1189057" calcext:value-type="float">
            <text:p>1 189 057</text:p>
          </table:table-cell>
          <table:table-cell office:value-type="float" office:value="1186688" calcext:value-type="float">
            <text:p>1 186 688</text:p>
          </table:table-cell>
          <table:table-cell office:value-type="float" office:value="1196176" calcext:value-type="float">
            <text:p>1 196 176</text:p>
          </table:table-cell>
          <table:table-cell/>
        </table:table-row>
        <table:table-row table:style-name="ro2">
          <table:table-cell office:value-type="string" calcext:value-type="string">
            <text:p>Kahramanmaraş</text:p>
          </table:table-cell>
          <table:table-cell office:value-type="float" office:value="1004414" calcext:value-type="float">
            <text:p>1 004 414</text:p>
          </table:table-cell>
          <table:table-cell office:value-type="float" office:value="1029298" calcext:value-type="float">
            <text:p>1 029 298</text:p>
          </table:table-cell>
          <table:table-cell office:value-type="float" office:value="1037491" calcext:value-type="float">
            <text:p>1 037 491</text:p>
          </table:table-cell>
          <table:table-cell office:value-type="float" office:value="1044816" calcext:value-type="float">
            <text:p>1 044 816</text:p>
          </table:table-cell>
          <table:table-cell office:value-type="float" office:value="1054210" calcext:value-type="float">
            <text:p>1 054 210</text:p>
          </table:table-cell>
          <table:table-cell office:value-type="float" office:value="1063174" calcext:value-type="float">
            <text:p>1 063 174</text:p>
          </table:table-cell>
          <table:table-cell office:value-type="float" office:value="1075706" calcext:value-type="float">
            <text:p>1 075 706</text:p>
          </table:table-cell>
          <table:table-cell office:value-type="float" office:value="1089038" calcext:value-type="float">
            <text:p>1 089 038</text:p>
          </table:table-cell>
          <table:table-cell office:value-type="float" office:value="1096610" calcext:value-type="float">
            <text:p>1 096 610</text:p>
          </table:table-cell>
          <table:table-cell office:value-type="float" office:value="1112634" calcext:value-type="float">
            <text:p>1 112 634</text:p>
          </table:table-cell>
          <table:table-cell/>
        </table:table-row>
        <table:table-row table:style-name="ro2">
          <table:table-cell office:value-type="string" calcext:value-type="string">
            <text:p>Van</text:p>
          </table:table-cell>
          <table:table-cell office:value-type="float" office:value="979671" calcext:value-type="float">
            <text:p><text:s/>979 671</text:p>
          </table:table-cell>
          <table:table-cell office:value-type="float" office:value="1004369" calcext:value-type="float">
            <text:p>1 004 369</text:p>
          </table:table-cell>
          <table:table-cell office:value-type="float" office:value="1022310" calcext:value-type="float">
            <text:p>1 022 310</text:p>
          </table:table-cell>
          <table:table-cell office:value-type="float" office:value="1035418" calcext:value-type="float">
            <text:p>1 035 418</text:p>
          </table:table-cell>
          <table:table-cell office:value-type="float" office:value="1022532" calcext:value-type="float">
            <text:p>1 022 532</text:p>
          </table:table-cell>
          <table:table-cell office:value-type="float" office:value="1051975" calcext:value-type="float">
            <text:p>1 051 975</text:p>
          </table:table-cell>
          <table:table-cell office:value-type="float" office:value="1070113" calcext:value-type="float">
            <text:p>1 070 113</text:p>
          </table:table-cell>
          <table:table-cell office:value-type="float" office:value="1085542" calcext:value-type="float">
            <text:p>1 085 542</text:p>
          </table:table-cell>
          <table:table-cell office:value-type="float" office:value="1096397" calcext:value-type="float">
            <text:p>1 096 397</text:p>
          </table:table-cell>
          <table:table-cell office:value-type="float" office:value="1100190" calcext:value-type="float">
            <text:p>1 100 190</text:p>
          </table:table-cell>
          <table:table-cell/>
        </table:table-row>
        <table:table-row table:style-name="ro2">
          <table:table-cell office:value-type="string" calcext:value-type="string">
            <text:p>Aydın</text:p>
          </table:table-cell>
          <table:table-cell office:value-type="float" office:value="946971" calcext:value-type="float">
            <text:p><text:s/>946 971</text:p>
          </table:table-cell>
          <table:table-cell office:value-type="float" office:value="965500" calcext:value-type="float">
            <text:p><text:s/>965 500</text:p>
          </table:table-cell>
          <table:table-cell office:value-type="float" office:value="979155" calcext:value-type="float">
            <text:p><text:s/>979 155</text:p>
          </table:table-cell>
          <table:table-cell office:value-type="float" office:value="989862" calcext:value-type="float">
            <text:p><text:s/>989 862</text:p>
          </table:table-cell>
          <table:table-cell office:value-type="float" office:value="999163" calcext:value-type="float">
            <text:p><text:s/>999 163</text:p>
          </table:table-cell>
          <table:table-cell office:value-type="float" office:value="1006541" calcext:value-type="float">
            <text:p>1 006 541</text:p>
          </table:table-cell>
          <table:table-cell office:value-type="float" office:value="1020957" calcext:value-type="float">
            <text:p>1 020 957</text:p>
          </table:table-cell>
          <table:table-cell office:value-type="float" office:value="1041979" calcext:value-type="float">
            <text:p>1 041 979</text:p>
          </table:table-cell>
          <table:table-cell office:value-type="float" office:value="1053506" calcext:value-type="float">
            <text:p>1 053 506</text:p>
          </table:table-cell>
          <table:table-cell office:value-type="float" office:value="1068260" calcext:value-type="float">
            <text:p>1 068 260</text:p>
          </table:table-cell>
          <table:table-cell/>
        </table:table-row>
        <table:table-row table:style-name="ro2">
          <table:table-cell office:value-type="string" calcext:value-type="string">
            <text:p>Denizli</text:p>
          </table:table-cell>
          <table:table-cell office:value-type="float" office:value="907325" calcext:value-type="float">
            <text:p><text:s/>907 325</text:p>
          </table:table-cell>
          <table:table-cell office:value-type="float" office:value="917836" calcext:value-type="float">
            <text:p><text:s/>917 836</text:p>
          </table:table-cell>
          <table:table-cell office:value-type="float" office:value="926362" calcext:value-type="float">
            <text:p><text:s/>926 362</text:p>
          </table:table-cell>
          <table:table-cell office:value-type="float" office:value="931823" calcext:value-type="float">
            <text:p><text:s/>931 823</text:p>
          </table:table-cell>
          <table:table-cell office:value-type="float" office:value="942278" calcext:value-type="float">
            <text:p><text:s/>942 278</text:p>
          </table:table-cell>
          <table:table-cell office:value-type="float" office:value="950557" calcext:value-type="float">
            <text:p><text:s/>950 557</text:p>
          </table:table-cell>
          <table:table-cell office:value-type="float" office:value="963464" calcext:value-type="float">
            <text:p><text:s/>963 464</text:p>
          </table:table-cell>
          <table:table-cell office:value-type="float" office:value="978700" calcext:value-type="float">
            <text:p><text:s/>978 700</text:p>
          </table:table-cell>
          <table:table-cell office:value-type="float" office:value="993442" calcext:value-type="float">
            <text:p><text:s/>993 442</text:p>
          </table:table-cell>
          <table:table-cell office:value-type="float" office:value="1005687" calcext:value-type="float">
            <text:p>1 005 687</text:p>
          </table:table-cell>
          <table:table-cell/>
        </table:table-row>
        <table:table-row table:style-name="ro2">
          <table:table-cell office:value-type="string" calcext:value-type="string">
            <text:p>Sakarya</text:p>
          </table:table-cell>
          <table:table-cell office:value-type="float" office:value="835222" calcext:value-type="float">
            <text:p><text:s/>835 222</text:p>
          </table:table-cell>
          <table:table-cell office:value-type="float" office:value="851292" calcext:value-type="float">
            <text:p><text:s/>851 292</text:p>
          </table:table-cell>
          <table:table-cell office:value-type="float" office:value="861570" calcext:value-type="float">
            <text:p><text:s/>861 570</text:p>
          </table:table-cell>
          <table:table-cell office:value-type="float" office:value="872872" calcext:value-type="float">
            <text:p><text:s/>872 872</text:p>
          </table:table-cell>
          <table:table-cell office:value-type="float" office:value="888556" calcext:value-type="float">
            <text:p><text:s/>888 556</text:p>
          </table:table-cell>
          <table:table-cell office:value-type="float" office:value="902267" calcext:value-type="float">
            <text:p><text:s/>902 267</text:p>
          </table:table-cell>
          <table:table-cell office:value-type="float" office:value="917373" calcext:value-type="float">
            <text:p><text:s/>917 373</text:p>
          </table:table-cell>
          <table:table-cell office:value-type="float" office:value="932706" calcext:value-type="float">
            <text:p><text:s/>932 706</text:p>
          </table:table-cell>
          <table:table-cell office:value-type="float" office:value="953181" calcext:value-type="float">
            <text:p><text:s/>953 181</text:p>
          </table:table-cell>
          <table:table-cell office:value-type="float" office:value="976948" calcext:value-type="float">
            <text:p><text:s/>976 948</text:p>
          </table:table-cell>
          <table:table-cell/>
        </table:table-row>
        <table:table-row table:style-name="ro2">
          <table:table-cell office:value-type="string" calcext:value-type="string">
            <text:p>Tekirdağ</text:p>
          </table:table-cell>
          <table:table-cell office:value-type="float" office:value="728396" calcext:value-type="float">
            <text:p><text:s/>728 396</text:p>
          </table:table-cell>
          <table:table-cell office:value-type="float" office:value="770772" calcext:value-type="float">
            <text:p><text:s/>770 772</text:p>
          </table:table-cell>
          <table:table-cell office:value-type="float" office:value="783310" calcext:value-type="float">
            <text:p><text:s/>783 310</text:p>
          </table:table-cell>
          <table:table-cell office:value-type="float" office:value="798109" calcext:value-type="float">
            <text:p><text:s/>798 109</text:p>
          </table:table-cell>
          <table:table-cell office:value-type="float" office:value="829873" calcext:value-type="float">
            <text:p><text:s/>829 873</text:p>
          </table:table-cell>
          <table:table-cell office:value-type="float" office:value="852321" calcext:value-type="float">
            <text:p><text:s/>852 321</text:p>
          </table:table-cell>
          <table:table-cell office:value-type="float" office:value="874475" calcext:value-type="float">
            <text:p><text:s/>874 475</text:p>
          </table:table-cell>
          <table:table-cell office:value-type="float" office:value="906732" calcext:value-type="float">
            <text:p><text:s/>906 732</text:p>
          </table:table-cell>
          <table:table-cell office:value-type="float" office:value="937910" calcext:value-type="float">
            <text:p><text:s/>937 910</text:p>
          </table:table-cell>
          <table:table-cell office:value-type="float" office:value="972875" calcext:value-type="float">
            <text:p><text:s/>972 875</text:p>
          </table:table-cell>
          <table:table-cell/>
        </table:table-row>
        <table:table-row table:style-name="ro2">
          <table:table-cell office:value-type="string" calcext:value-type="string">
            <text:p>Muğla</text:p>
          </table:table-cell>
          <table:table-cell office:value-type="float" office:value="766156" calcext:value-type="float">
            <text:p><text:s/>766 156</text:p>
          </table:table-cell>
          <table:table-cell office:value-type="float" office:value="791424" calcext:value-type="float">
            <text:p><text:s/>791 424</text:p>
          </table:table-cell>
          <table:table-cell office:value-type="float" office:value="802381" calcext:value-type="float">
            <text:p><text:s/>802 381</text:p>
          </table:table-cell>
          <table:table-cell office:value-type="float" office:value="817503" calcext:value-type="float">
            <text:p><text:s/>817 503</text:p>
          </table:table-cell>
          <table:table-cell office:value-type="float" office:value="838324" calcext:value-type="float">
            <text:p><text:s/>838 324</text:p>
          </table:table-cell>
          <table:table-cell office:value-type="float" office:value="851145" calcext:value-type="float">
            <text:p><text:s/>851 145</text:p>
          </table:table-cell>
          <table:table-cell office:value-type="float" office:value="866665" calcext:value-type="float">
            <text:p><text:s/>866 665</text:p>
          </table:table-cell>
          <table:table-cell office:value-type="float" office:value="894509" calcext:value-type="float">
            <text:p><text:s/>894 509</text:p>
          </table:table-cell>
          <table:table-cell office:value-type="float" office:value="908877" calcext:value-type="float">
            <text:p><text:s/>908 877</text:p>
          </table:table-cell>
          <table:table-cell office:value-type="float" office:value="923773" calcext:value-type="float">
            <text:p><text:s/>923 773</text:p>
          </table:table-cell>
          <table:table-cell/>
        </table:table-row>
        <table:table-row table:style-name="ro2">
          <table:table-cell office:value-type="string" calcext:value-type="string">
            <text:p>Eskişehir</text:p>
          </table:table-cell>
          <table:table-cell office:value-type="float" office:value="724849" calcext:value-type="float">
            <text:p><text:s/>724 849</text:p>
          </table:table-cell>
          <table:table-cell office:value-type="float" office:value="741739" calcext:value-type="float">
            <text:p><text:s/>741 739</text:p>
          </table:table-cell>
          <table:table-cell office:value-type="float" office:value="755427" calcext:value-type="float">
            <text:p><text:s/>755 427</text:p>
          </table:table-cell>
          <table:table-cell office:value-type="float" office:value="764584" calcext:value-type="float">
            <text:p><text:s/>764 584</text:p>
          </table:table-cell>
          <table:table-cell office:value-type="float" office:value="781247" calcext:value-type="float">
            <text:p><text:s/>781 247</text:p>
          </table:table-cell>
          <table:table-cell office:value-type="float" office:value="789750" calcext:value-type="float">
            <text:p><text:s/>789 750</text:p>
          </table:table-cell>
          <table:table-cell office:value-type="float" office:value="799724" calcext:value-type="float">
            <text:p><text:s/>799 724</text:p>
          </table:table-cell>
          <table:table-cell office:value-type="float" office:value="812320" calcext:value-type="float">
            <text:p><text:s/>812 320</text:p>
          </table:table-cell>
          <table:table-cell office:value-type="float" office:value="826716" calcext:value-type="float">
            <text:p><text:s/>826 716</text:p>
          </table:table-cell>
          <table:table-cell office:value-type="float" office:value="844842" calcext:value-type="float">
            <text:p><text:s/>844 842</text:p>
          </table:table-cell>
          <table:table-cell/>
        </table:table-row>
        <table:table-row table:style-name="ro2">
          <table:table-cell office:value-type="string" calcext:value-type="string">
            <text:p>Mardin</text:p>
          </table:table-cell>
          <table:table-cell office:value-type="float" office:value="745778" calcext:value-type="float">
            <text:p><text:s/>745 778</text:p>
          </table:table-cell>
          <table:table-cell office:value-type="float" office:value="750697" calcext:value-type="float">
            <text:p><text:s/>750 697</text:p>
          </table:table-cell>
          <table:table-cell office:value-type="float" office:value="737852" calcext:value-type="float">
            <text:p><text:s/>737 852</text:p>
          </table:table-cell>
          <table:table-cell office:value-type="float" office:value="744606" calcext:value-type="float">
            <text:p><text:s/>744 606</text:p>
          </table:table-cell>
          <table:table-cell office:value-type="float" office:value="764033" calcext:value-type="float">
            <text:p><text:s/>764 033</text:p>
          </table:table-cell>
          <table:table-cell office:value-type="float" office:value="773026" calcext:value-type="float">
            <text:p><text:s/>773 026</text:p>
          </table:table-cell>
          <table:table-cell office:value-type="float" office:value="779738" calcext:value-type="float">
            <text:p><text:s/>779 738</text:p>
          </table:table-cell>
          <table:table-cell office:value-type="float" office:value="788996" calcext:value-type="float">
            <text:p><text:s/>788 996</text:p>
          </table:table-cell>
          <table:table-cell office:value-type="float" office:value="796591" calcext:value-type="float">
            <text:p><text:s/>796 591</text:p>
          </table:table-cell>
          <table:table-cell office:value-type="float" office:value="796237" calcext:value-type="float">
            <text:p><text:s/>796 237</text:p>
          </table:table-cell>
          <table:table-cell/>
        </table:table-row>
        <table:table-row table:style-name="ro2">
          <table:table-cell office:value-type="string" calcext:value-type="string">
            <text:p>Malatya</text:p>
          </table:table-cell>
          <table:table-cell office:value-type="float" office:value="722065" calcext:value-type="float">
            <text:p><text:s/>722 065</text:p>
          </table:table-cell>
          <table:table-cell office:value-type="float" office:value="733789" calcext:value-type="float">
            <text:p><text:s/>733 789</text:p>
          </table:table-cell>
          <table:table-cell office:value-type="float" office:value="736884" calcext:value-type="float">
            <text:p><text:s/>736 884</text:p>
          </table:table-cell>
          <table:table-cell office:value-type="float" office:value="740643" calcext:value-type="float">
            <text:p><text:s/>740 643</text:p>
          </table:table-cell>
          <table:table-cell office:value-type="float" office:value="757930" calcext:value-type="float">
            <text:p><text:s/>757 930</text:p>
          </table:table-cell>
          <table:table-cell office:value-type="float" office:value="762366" calcext:value-type="float">
            <text:p><text:s/>762 366</text:p>
          </table:table-cell>
          <table:table-cell office:value-type="float" office:value="762538" calcext:value-type="float">
            <text:p><text:s/>762 538</text:p>
          </table:table-cell>
          <table:table-cell office:value-type="float" office:value="769544" calcext:value-type="float">
            <text:p><text:s/>769 544</text:p>
          </table:table-cell>
          <table:table-cell office:value-type="float" office:value="772904" calcext:value-type="float">
            <text:p><text:s/>772 904</text:p>
          </table:table-cell>
          <table:table-cell office:value-type="float" office:value="781305" calcext:value-type="float">
            <text:p><text:s/>781 305</text:p>
          </table:table-cell>
          <table:table-cell table:style-name="ce7" table:formula="of:=IF([.B28]&gt;10000000; &quot;Megacity&quot;; IF([.B28]&gt;1000000; &quot;Metropolis&quot;; &quot;none&quot;))" office:value-type="string" office:string-value="none" calcext:value-type="string">
            <text:p>none</text:p>
          </table:table-cell>
        </table:table-row>
        <table:table-row table:style-name="ro2">
          <table:table-cell office:value-type="string" calcext:value-type="string">
            <text:p>Trabzon</text:p>
          </table:table-cell>
          <table:table-cell office:value-type="float" office:value="740569" calcext:value-type="float">
            <text:p><text:s/>740 569</text:p>
          </table:table-cell>
          <table:table-cell office:value-type="float" office:value="748982" calcext:value-type="float">
            <text:p><text:s/>748 982</text:p>
          </table:table-cell>
          <table:table-cell office:value-type="float" office:value="765127" calcext:value-type="float">
            <text:p><text:s/>765 127</text:p>
          </table:table-cell>
          <table:table-cell office:value-type="float" office:value="763714" calcext:value-type="float">
            <text:p><text:s/>763 714</text:p>
          </table:table-cell>
          <table:table-cell office:value-type="float" office:value="757353" calcext:value-type="float">
            <text:p><text:s/>757 353</text:p>
          </table:table-cell>
          <table:table-cell office:value-type="float" office:value="757898" calcext:value-type="float">
            <text:p><text:s/>757 898</text:p>
          </table:table-cell>
          <table:table-cell office:value-type="float" office:value="758237" calcext:value-type="float">
            <text:p><text:s/>758 237</text:p>
          </table:table-cell>
          <table:table-cell office:value-type="float" office:value="766782" calcext:value-type="float">
            <text:p><text:s/>766 782</text:p>
          </table:table-cell>
          <table:table-cell office:value-type="float" office:value="768417" calcext:value-type="float">
            <text:p><text:s/>768 417</text:p>
          </table:table-cell>
          <table:table-cell office:value-type="float" office:value="779379" calcext:value-type="float">
            <text:p><text:s/>779 379</text:p>
          </table:table-cell>
          <table:table-cell/>
        </table:table-row>
        <table:table-row table:style-name="ro2">
          <table:table-cell office:value-type="string" calcext:value-type="string">
            <text:p>Erzurum</text:p>
          </table:table-cell>
          <table:table-cell office:value-type="float" office:value="784941" calcext:value-type="float">
            <text:p><text:s/>784 941</text:p>
          </table:table-cell>
          <table:table-cell office:value-type="float" office:value="774967" calcext:value-type="float">
            <text:p><text:s/>774 967</text:p>
          </table:table-cell>
          <table:table-cell office:value-type="float" office:value="774207" calcext:value-type="float">
            <text:p><text:s/>774 207</text:p>
          </table:table-cell>
          <table:table-cell office:value-type="float" office:value="769085" calcext:value-type="float">
            <text:p><text:s/>769 085</text:p>
          </table:table-cell>
          <table:table-cell office:value-type="float" office:value="780847" calcext:value-type="float">
            <text:p><text:s/>780 847</text:p>
          </table:table-cell>
          <table:table-cell office:value-type="float" office:value="778195" calcext:value-type="float">
            <text:p><text:s/>778 195</text:p>
          </table:table-cell>
          <table:table-cell office:value-type="float" office:value="766729" calcext:value-type="float">
            <text:p><text:s/>766 729</text:p>
          </table:table-cell>
          <table:table-cell office:value-type="float" office:value="763320" calcext:value-type="float">
            <text:p><text:s/>763 320</text:p>
          </table:table-cell>
          <table:table-cell office:value-type="float" office:value="762321" calcext:value-type="float">
            <text:p><text:s/>762 321</text:p>
          </table:table-cell>
          <table:table-cell office:value-type="float" office:value="762021" calcext:value-type="float">
            <text:p><text:s/>762 021</text:p>
          </table:table-cell>
          <table:table-cell/>
        </table:table-row>
        <table:table-row table:style-name="ro2">
          <table:table-cell office:value-type="string" calcext:value-type="string">
            <text:p>Ordu</text:p>
          </table:table-cell>
          <table:table-cell office:value-type="float" office:value="715409" calcext:value-type="float">
            <text:p><text:s/>715 409</text:p>
          </table:table-cell>
          <table:table-cell office:value-type="float" office:value="719278" calcext:value-type="float">
            <text:p><text:s/>719 278</text:p>
          </table:table-cell>
          <table:table-cell office:value-type="float" office:value="723507" calcext:value-type="float">
            <text:p><text:s/>723 507</text:p>
          </table:table-cell>
          <table:table-cell office:value-type="float" office:value="719183" calcext:value-type="float">
            <text:p><text:s/>719 183</text:p>
          </table:table-cell>
          <table:table-cell office:value-type="float" office:value="714390" calcext:value-type="float">
            <text:p><text:s/>714 390</text:p>
          </table:table-cell>
          <table:table-cell office:value-type="float" office:value="741371" calcext:value-type="float">
            <text:p><text:s/>741 371</text:p>
          </table:table-cell>
          <table:table-cell office:value-type="float" office:value="731452" calcext:value-type="float">
            <text:p><text:s/>731 452</text:p>
          </table:table-cell>
          <table:table-cell office:value-type="float" office:value="724268" calcext:value-type="float">
            <text:p><text:s/>724 268</text:p>
          </table:table-cell>
          <table:table-cell office:value-type="float" office:value="728949" calcext:value-type="float">
            <text:p><text:s/>728 949</text:p>
          </table:table-cell>
          <table:table-cell office:value-type="float" office:value="750588" calcext:value-type="float">
            <text:p><text:s/>750 588</text:p>
          </table:table-cell>
          <table:table-cell/>
        </table:table-row>
        <table:table-row table:style-name="ro2">
          <table:table-cell office:value-type="string" calcext:value-type="string">
            <text:p>Afyonkarahisar</text:p>
          </table:table-cell>
          <table:table-cell office:value-type="float" office:value="701572" calcext:value-type="float">
            <text:p><text:s/>701 572</text:p>
          </table:table-cell>
          <table:table-cell office:value-type="float" office:value="697365" calcext:value-type="float">
            <text:p><text:s/>697 365</text:p>
          </table:table-cell>
          <table:table-cell office:value-type="float" office:value="701326" calcext:value-type="float">
            <text:p><text:s/>701 326</text:p>
          </table:table-cell>
          <table:table-cell office:value-type="float" office:value="697559" calcext:value-type="float">
            <text:p><text:s/>697 559</text:p>
          </table:table-cell>
          <table:table-cell office:value-type="float" office:value="698626" calcext:value-type="float">
            <text:p><text:s/>698 626</text:p>
          </table:table-cell>
          <table:table-cell office:value-type="float" office:value="703948" calcext:value-type="float">
            <text:p><text:s/>703 948</text:p>
          </table:table-cell>
          <table:table-cell office:value-type="float" office:value="707123" calcext:value-type="float">
            <text:p><text:s/>707 123</text:p>
          </table:table-cell>
          <table:table-cell office:value-type="float" office:value="706371" calcext:value-type="float">
            <text:p><text:s/>706 371</text:p>
          </table:table-cell>
          <table:table-cell office:value-type="float" office:value="709015" calcext:value-type="float">
            <text:p><text:s/>709 015</text:p>
          </table:table-cell>
          <table:table-cell office:value-type="float" office:value="714523" calcext:value-type="float">
            <text:p><text:s/>714 523</text:p>
          </table:table-cell>
          <table:table-cell/>
        </table:table-row>
        <table:table-row table:style-name="ro2">
          <table:table-cell office:value-type="string" calcext:value-type="string">
            <text:p>Sivas</text:p>
          </table:table-cell>
          <table:table-cell office:value-type="float" office:value="638464" calcext:value-type="float">
            <text:p><text:s/>638 464</text:p>
          </table:table-cell>
          <table:table-cell office:value-type="float" office:value="631112" calcext:value-type="float">
            <text:p><text:s/>631 112</text:p>
          </table:table-cell>
          <table:table-cell office:value-type="float" office:value="633347" calcext:value-type="float">
            <text:p><text:s/>633 347</text:p>
          </table:table-cell>
          <table:table-cell office:value-type="float" office:value="642224" calcext:value-type="float">
            <text:p><text:s/>642 224</text:p>
          </table:table-cell>
          <table:table-cell office:value-type="float" office:value="627056" calcext:value-type="float">
            <text:p><text:s/>627 056</text:p>
          </table:table-cell>
          <table:table-cell office:value-type="float" office:value="623535" calcext:value-type="float">
            <text:p><text:s/>623 535</text:p>
          </table:table-cell>
          <table:table-cell office:value-type="float" office:value="623824" calcext:value-type="float">
            <text:p><text:s/>623 824</text:p>
          </table:table-cell>
          <table:table-cell office:value-type="float" office:value="623116" calcext:value-type="float">
            <text:p><text:s/>623 116</text:p>
          </table:table-cell>
          <table:table-cell office:value-type="float" office:value="618617" calcext:value-type="float">
            <text:p><text:s/>618 617</text:p>
          </table:table-cell>
          <table:table-cell office:value-type="float" office:value="621224" calcext:value-type="float">
            <text:p><text:s/>621 224</text:p>
          </table:table-cell>
          <table:table-cell/>
        </table:table-row>
        <table:table-row table:style-name="ro2">
          <table:table-cell office:value-type="string" calcext:value-type="string">
            <text:p>Adıyaman</text:p>
          </table:table-cell>
          <table:table-cell office:value-type="float" office:value="582762" calcext:value-type="float">
            <text:p><text:s/>582 762</text:p>
          </table:table-cell>
          <table:table-cell office:value-type="float" office:value="585067" calcext:value-type="float">
            <text:p><text:s/>585 067</text:p>
          </table:table-cell>
          <table:table-cell office:value-type="float" office:value="588475" calcext:value-type="float">
            <text:p><text:s/>588 475</text:p>
          </table:table-cell>
          <table:table-cell office:value-type="float" office:value="590935" calcext:value-type="float">
            <text:p><text:s/>590 935</text:p>
          </table:table-cell>
          <table:table-cell office:value-type="float" office:value="593931" calcext:value-type="float">
            <text:p><text:s/>593 931</text:p>
          </table:table-cell>
          <table:table-cell office:value-type="float" office:value="595261" calcext:value-type="float">
            <text:p><text:s/>595 261</text:p>
          </table:table-cell>
          <table:table-cell office:value-type="float" office:value="597184" calcext:value-type="float">
            <text:p><text:s/>597 184</text:p>
          </table:table-cell>
          <table:table-cell office:value-type="float" office:value="597835" calcext:value-type="float">
            <text:p><text:s/>597 835</text:p>
          </table:table-cell>
          <table:table-cell office:value-type="float" office:value="602774" calcext:value-type="float">
            <text:p><text:s/>602 774</text:p>
          </table:table-cell>
          <table:table-cell office:value-type="float" office:value="610484" calcext:value-type="float">
            <text:p><text:s/>610 484</text:p>
          </table:table-cell>
          <table:table-cell/>
        </table:table-row>
        <table:table-row table:style-name="ro2">
          <table:table-cell office:value-type="string" calcext:value-type="string">
            <text:p>Tokat</text:p>
          </table:table-cell>
          <table:table-cell office:value-type="float" office:value="620722" calcext:value-type="float">
            <text:p><text:s/>620 722</text:p>
          </table:table-cell>
          <table:table-cell office:value-type="float" office:value="617158" calcext:value-type="float">
            <text:p><text:s/>617 158</text:p>
          </table:table-cell>
          <table:table-cell office:value-type="float" office:value="624439" calcext:value-type="float">
            <text:p><text:s/>624 439</text:p>
          </table:table-cell>
          <table:table-cell office:value-type="float" office:value="617802" calcext:value-type="float">
            <text:p><text:s/>617 802</text:p>
          </table:table-cell>
          <table:table-cell office:value-type="float" office:value="608299" calcext:value-type="float">
            <text:p><text:s/>608 299</text:p>
          </table:table-cell>
          <table:table-cell office:value-type="float" office:value="613990" calcext:value-type="float">
            <text:p><text:s/>613 990</text:p>
          </table:table-cell>
          <table:table-cell office:value-type="float" office:value="598708" calcext:value-type="float">
            <text:p><text:s/>598 708</text:p>
          </table:table-cell>
          <table:table-cell office:value-type="float" office:value="597920" calcext:value-type="float">
            <text:p><text:s/>597 920</text:p>
          </table:table-cell>
          <table:table-cell office:value-type="float" office:value="593990" calcext:value-type="float">
            <text:p><text:s/>593 990</text:p>
          </table:table-cell>
          <table:table-cell office:value-type="float" office:value="602662" calcext:value-type="float">
            <text:p><text:s/>602 662</text:p>
          </table:table-cell>
          <table:table-cell/>
        </table:table-row>
        <table:table-row table:style-name="ro2">
          <table:table-cell office:value-type="string" calcext:value-type="string">
            <text:p>Zonguldak</text:p>
          </table:table-cell>
          <table:table-cell office:value-type="float" office:value="615890" calcext:value-type="float">
            <text:p><text:s/>615 890</text:p>
          </table:table-cell>
          <table:table-cell office:value-type="float" office:value="619151" calcext:value-type="float">
            <text:p><text:s/>619 151</text:p>
          </table:table-cell>
          <table:table-cell office:value-type="float" office:value="619812" calcext:value-type="float">
            <text:p><text:s/>619 812</text:p>
          </table:table-cell>
          <table:table-cell office:value-type="float" office:value="619703" calcext:value-type="float">
            <text:p><text:s/>619 703</text:p>
          </table:table-cell>
          <table:table-cell office:value-type="float" office:value="612406" calcext:value-type="float">
            <text:p><text:s/>612 406</text:p>
          </table:table-cell>
          <table:table-cell office:value-type="float" office:value="606527" calcext:value-type="float">
            <text:p><text:s/>606 527</text:p>
          </table:table-cell>
          <table:table-cell office:value-type="float" office:value="601567" calcext:value-type="float">
            <text:p><text:s/>601 567</text:p>
          </table:table-cell>
          <table:table-cell office:value-type="float" office:value="598796" calcext:value-type="float">
            <text:p><text:s/>598 796</text:p>
          </table:table-cell>
          <table:table-cell office:value-type="float" office:value="595907" calcext:value-type="float">
            <text:p><text:s/>595 907</text:p>
          </table:table-cell>
          <table:table-cell office:value-type="float" office:value="597524" calcext:value-type="float">
            <text:p><text:s/>597 524</text:p>
          </table:table-cell>
          <table:table-cell/>
        </table:table-row>
        <table:table-row table:style-name="ro2">
          <table:table-cell office:value-type="string" calcext:value-type="string">
            <text:p>Elazığ</text:p>
          </table:table-cell>
          <table:table-cell office:value-type="float" office:value="541258" calcext:value-type="float">
            <text:p><text:s/>541 258</text:p>
          </table:table-cell>
          <table:table-cell office:value-type="float" office:value="547562" calcext:value-type="float">
            <text:p><text:s/>547 562</text:p>
          </table:table-cell>
          <table:table-cell office:value-type="float" office:value="550667" calcext:value-type="float">
            <text:p><text:s/>550 667</text:p>
          </table:table-cell>
          <table:table-cell office:value-type="float" office:value="552646" calcext:value-type="float">
            <text:p><text:s/>552 646</text:p>
          </table:table-cell>
          <table:table-cell office:value-type="float" office:value="558556" calcext:value-type="float">
            <text:p><text:s/>558 556</text:p>
          </table:table-cell>
          <table:table-cell office:value-type="float" office:value="562703" calcext:value-type="float">
            <text:p><text:s/>562 703</text:p>
          </table:table-cell>
          <table:table-cell office:value-type="float" office:value="568239" calcext:value-type="float">
            <text:p><text:s/>568 239</text:p>
          </table:table-cell>
          <table:table-cell office:value-type="float" office:value="568753" calcext:value-type="float">
            <text:p><text:s/>568 753</text:p>
          </table:table-cell>
          <table:table-cell office:value-type="float" office:value="574304" calcext:value-type="float">
            <text:p><text:s/>574 304</text:p>
          </table:table-cell>
          <table:table-cell office:value-type="float" office:value="578789" calcext:value-type="float">
            <text:p><text:s/>578 789</text:p>
          </table:table-cell>
          <table:table-cell/>
        </table:table-row>
        <table:table-row table:style-name="ro2">
          <table:table-cell office:value-type="string" calcext:value-type="string">
            <text:p>Batman</text:p>
          </table:table-cell>
          <table:table-cell office:value-type="float" office:value="472487" calcext:value-type="float">
            <text:p><text:s/>472 487</text:p>
          </table:table-cell>
          <table:table-cell office:value-type="float" office:value="485616" calcext:value-type="float">
            <text:p><text:s/>485 616</text:p>
          </table:table-cell>
          <table:table-cell office:value-type="float" office:value="497998" calcext:value-type="float">
            <text:p><text:s/>497 998</text:p>
          </table:table-cell>
          <table:table-cell office:value-type="float" office:value="510200" calcext:value-type="float">
            <text:p><text:s/>510 200</text:p>
          </table:table-cell>
          <table:table-cell office:value-type="float" office:value="524499" calcext:value-type="float">
            <text:p><text:s/>524 499</text:p>
          </table:table-cell>
          <table:table-cell office:value-type="float" office:value="534205" calcext:value-type="float">
            <text:p><text:s/>534 205</text:p>
          </table:table-cell>
          <table:table-cell office:value-type="float" office:value="547581" calcext:value-type="float">
            <text:p><text:s/>547 581</text:p>
          </table:table-cell>
          <table:table-cell office:value-type="float" office:value="557593" calcext:value-type="float">
            <text:p><text:s/>557 593</text:p>
          </table:table-cell>
          <table:table-cell office:value-type="float" office:value="566633" calcext:value-type="float">
            <text:p><text:s/>566 633</text:p>
          </table:table-cell>
          <table:table-cell office:value-type="float" office:value="576899" calcext:value-type="float">
            <text:p><text:s/>576 899</text:p>
          </table:table-cell>
          <table:table-cell/>
        </table:table-row>
        <table:table-row table:style-name="ro2">
          <table:table-cell office:value-type="string" calcext:value-type="string">
            <text:p>Kütahya</text:p>
          </table:table-cell>
          <table:table-cell office:value-type="float" office:value="583910" calcext:value-type="float">
            <text:p><text:s/>583 910</text:p>
          </table:table-cell>
          <table:table-cell office:value-type="float" office:value="565884" calcext:value-type="float">
            <text:p><text:s/>565 884</text:p>
          </table:table-cell>
          <table:table-cell office:value-type="float" office:value="571804" calcext:value-type="float">
            <text:p><text:s/>571 804</text:p>
          </table:table-cell>
          <table:table-cell office:value-type="float" office:value="590496" calcext:value-type="float">
            <text:p><text:s/>590 496</text:p>
          </table:table-cell>
          <table:table-cell office:value-type="float" office:value="564264" calcext:value-type="float">
            <text:p><text:s/>564 264</text:p>
          </table:table-cell>
          <table:table-cell office:value-type="float" office:value="573421" calcext:value-type="float">
            <text:p><text:s/>573 421</text:p>
          </table:table-cell>
          <table:table-cell office:value-type="float" office:value="572059" calcext:value-type="float">
            <text:p><text:s/>572 059</text:p>
          </table:table-cell>
          <table:table-cell office:value-type="float" office:value="571554" calcext:value-type="float">
            <text:p><text:s/>571 554</text:p>
          </table:table-cell>
          <table:table-cell office:value-type="float" office:value="571463" calcext:value-type="float">
            <text:p><text:s/>571 463</text:p>
          </table:table-cell>
          <table:table-cell office:value-type="float" office:value="573642" calcext:value-type="float">
            <text:p><text:s/>573 642</text:p>
          </table:table-cell>
          <table:table-cell/>
        </table:table-row>
        <table:table-row table:style-name="ro2">
          <table:table-cell office:value-type="string" calcext:value-type="string">
            <text:p>Ağrı</text:p>
          </table:table-cell>
          <table:table-cell office:value-type="float" office:value="530879" calcext:value-type="float">
            <text:p><text:s/>530 879</text:p>
          </table:table-cell>
          <table:table-cell office:value-type="float" office:value="532180" calcext:value-type="float">
            <text:p><text:s/>532 180</text:p>
          </table:table-cell>
          <table:table-cell office:value-type="float" office:value="537665" calcext:value-type="float">
            <text:p><text:s/>537 665</text:p>
          </table:table-cell>
          <table:table-cell office:value-type="float" office:value="542022" calcext:value-type="float">
            <text:p><text:s/>542 022</text:p>
          </table:table-cell>
          <table:table-cell office:value-type="float" office:value="555479" calcext:value-type="float">
            <text:p><text:s/>555 479</text:p>
          </table:table-cell>
          <table:table-cell office:value-type="float" office:value="552404" calcext:value-type="float">
            <text:p><text:s/>552 404</text:p>
          </table:table-cell>
          <table:table-cell office:value-type="float" office:value="551177" calcext:value-type="float">
            <text:p><text:s/>551 177</text:p>
          </table:table-cell>
          <table:table-cell office:value-type="float" office:value="549435" calcext:value-type="float">
            <text:p><text:s/>549 435</text:p>
          </table:table-cell>
          <table:table-cell office:value-type="float" office:value="547210" calcext:value-type="float">
            <text:p><text:s/>547 210</text:p>
          </table:table-cell>
          <table:table-cell office:value-type="float" office:value="542255" calcext:value-type="float">
            <text:p><text:s/>542 255</text:p>
          </table:table-cell>
          <table:table-cell/>
        </table:table-row>
        <table:table-row table:style-name="ro2">
          <table:table-cell office:value-type="string" calcext:value-type="string">
            <text:p>Çorum</text:p>
          </table:table-cell>
          <table:table-cell office:value-type="float" office:value="549828" calcext:value-type="float">
            <text:p><text:s/>549 828</text:p>
          </table:table-cell>
          <table:table-cell office:value-type="float" office:value="545444" calcext:value-type="float">
            <text:p><text:s/>545 444</text:p>
          </table:table-cell>
          <table:table-cell office:value-type="float" office:value="540704" calcext:value-type="float">
            <text:p><text:s/>540 704</text:p>
          </table:table-cell>
          <table:table-cell office:value-type="float" office:value="535405" calcext:value-type="float">
            <text:p><text:s/>535 405</text:p>
          </table:table-cell>
          <table:table-cell office:value-type="float" office:value="534578" calcext:value-type="float">
            <text:p><text:s/>534 578</text:p>
          </table:table-cell>
          <table:table-cell office:value-type="float" office:value="529975" calcext:value-type="float">
            <text:p><text:s/>529 975</text:p>
          </table:table-cell>
          <table:table-cell office:value-type="float" office:value="532080" calcext:value-type="float">
            <text:p><text:s/>532 080</text:p>
          </table:table-cell>
          <table:table-cell office:value-type="float" office:value="527220" calcext:value-type="float">
            <text:p><text:s/>527 220</text:p>
          </table:table-cell>
          <table:table-cell office:value-type="float" office:value="525180" calcext:value-type="float">
            <text:p><text:s/>525 180</text:p>
          </table:table-cell>
          <table:table-cell office:value-type="float" office:value="527863" calcext:value-type="float">
            <text:p><text:s/>527 863</text:p>
          </table:table-cell>
          <table:table-cell/>
        </table:table-row>
        <table:table-row table:style-name="ro2">
          <table:table-cell office:value-type="string" calcext:value-type="string">
            <text:p>Osmaniye</text:p>
          </table:table-cell>
          <table:table-cell office:value-type="float" office:value="452880" calcext:value-type="float">
            <text:p><text:s/>452 880</text:p>
          </table:table-cell>
          <table:table-cell office:value-type="float" office:value="464704" calcext:value-type="float">
            <text:p><text:s/>464 704</text:p>
          </table:table-cell>
          <table:table-cell office:value-type="float" office:value="471804" calcext:value-type="float">
            <text:p><text:s/>471 804</text:p>
          </table:table-cell>
          <table:table-cell office:value-type="float" office:value="479221" calcext:value-type="float">
            <text:p><text:s/>479 221</text:p>
          </table:table-cell>
          <table:table-cell office:value-type="float" office:value="485357" calcext:value-type="float">
            <text:p><text:s/>485 357</text:p>
          </table:table-cell>
          <table:table-cell office:value-type="float" office:value="492135" calcext:value-type="float">
            <text:p><text:s/>492 135</text:p>
          </table:table-cell>
          <table:table-cell office:value-type="float" office:value="498981" calcext:value-type="float">
            <text:p><text:s/>498 981</text:p>
          </table:table-cell>
          <table:table-cell office:value-type="float" office:value="506807" calcext:value-type="float">
            <text:p><text:s/>506 807</text:p>
          </table:table-cell>
          <table:table-cell office:value-type="float" office:value="512873" calcext:value-type="float">
            <text:p><text:s/>512 873</text:p>
          </table:table-cell>
          <table:table-cell office:value-type="float" office:value="522175" calcext:value-type="float">
            <text:p><text:s/>522 175</text:p>
          </table:table-cell>
          <table:table-cell/>
        </table:table-row>
        <table:table-row table:style-name="ro2">
          <table:table-cell office:value-type="string" calcext:value-type="string">
            <text:p>Çanakkale</text:p>
          </table:table-cell>
          <table:table-cell office:value-type="float" office:value="476128" calcext:value-type="float">
            <text:p><text:s/>476 128</text:p>
          </table:table-cell>
          <table:table-cell office:value-type="float" office:value="474791" calcext:value-type="float">
            <text:p><text:s/>474 791</text:p>
          </table:table-cell>
          <table:table-cell office:value-type="float" office:value="477735" calcext:value-type="float">
            <text:p><text:s/>477 735</text:p>
          </table:table-cell>
          <table:table-cell office:value-type="float" office:value="490397" calcext:value-type="float">
            <text:p><text:s/>490 397</text:p>
          </table:table-cell>
          <table:table-cell office:value-type="float" office:value="486445" calcext:value-type="float">
            <text:p><text:s/>486 445</text:p>
          </table:table-cell>
          <table:table-cell office:value-type="float" office:value="493691" calcext:value-type="float">
            <text:p><text:s/>493 691</text:p>
          </table:table-cell>
          <table:table-cell office:value-type="float" office:value="502328" calcext:value-type="float">
            <text:p><text:s/>502 328</text:p>
          </table:table-cell>
          <table:table-cell office:value-type="float" office:value="511790" calcext:value-type="float">
            <text:p><text:s/>511 790</text:p>
          </table:table-cell>
          <table:table-cell office:value-type="float" office:value="513341" calcext:value-type="float">
            <text:p><text:s/>513 341</text:p>
          </table:table-cell>
          <table:table-cell office:value-type="float" office:value="519793" calcext:value-type="float">
            <text:p><text:s/>519 793</text:p>
          </table:table-cell>
          <table:table-cell/>
        </table:table-row>
        <table:table-row table:style-name="ro2">
          <table:table-cell office:value-type="string" calcext:value-type="string">
            <text:p>Şırnak</text:p>
          </table:table-cell>
          <table:table-cell office:value-type="float" office:value="416001" calcext:value-type="float">
            <text:p><text:s/>416 001</text:p>
          </table:table-cell>
          <table:table-cell office:value-type="float" office:value="429287" calcext:value-type="float">
            <text:p><text:s/>429 287</text:p>
          </table:table-cell>
          <table:table-cell office:value-type="float" office:value="430424" calcext:value-type="float">
            <text:p><text:s/>430 424</text:p>
          </table:table-cell>
          <table:table-cell office:value-type="float" office:value="430109" calcext:value-type="float">
            <text:p><text:s/>430 109</text:p>
          </table:table-cell>
          <table:table-cell office:value-type="float" office:value="457997" calcext:value-type="float">
            <text:p><text:s/>457 997</text:p>
          </table:table-cell>
          <table:table-cell office:value-type="float" office:value="466982" calcext:value-type="float">
            <text:p><text:s/>466 982</text:p>
          </table:table-cell>
          <table:table-cell office:value-type="float" office:value="475255" calcext:value-type="float">
            <text:p><text:s/>475 255</text:p>
          </table:table-cell>
          <table:table-cell office:value-type="float" office:value="488966" calcext:value-type="float">
            <text:p><text:s/>488 966</text:p>
          </table:table-cell>
          <table:table-cell office:value-type="float" office:value="490184" calcext:value-type="float">
            <text:p><text:s/>490 184</text:p>
          </table:table-cell>
          <table:table-cell office:value-type="float" office:value="483788" calcext:value-type="float">
            <text:p><text:s/>483 788</text:p>
          </table:table-cell>
          <table:table-cell/>
        </table:table-row>
        <table:table-row table:style-name="ro2">
          <table:table-cell office:value-type="string" calcext:value-type="string">
            <text:p>Giresun</text:p>
          </table:table-cell>
          <table:table-cell office:value-type="float" office:value="417505" calcext:value-type="float">
            <text:p><text:s/>417 505</text:p>
          </table:table-cell>
          <table:table-cell office:value-type="float" office:value="421766" calcext:value-type="float">
            <text:p><text:s/>421 766</text:p>
          </table:table-cell>
          <table:table-cell office:value-type="float" office:value="421860" calcext:value-type="float">
            <text:p><text:s/>421 860</text:p>
          </table:table-cell>
          <table:table-cell office:value-type="float" office:value="419256" calcext:value-type="float">
            <text:p><text:s/>419 256</text:p>
          </table:table-cell>
          <table:table-cell office:value-type="float" office:value="419498" calcext:value-type="float">
            <text:p><text:s/>419 498</text:p>
          </table:table-cell>
          <table:table-cell office:value-type="float" office:value="419555" calcext:value-type="float">
            <text:p><text:s/>419 555</text:p>
          </table:table-cell>
          <table:table-cell office:value-type="float" office:value="425007" calcext:value-type="float">
            <text:p><text:s/>425 007</text:p>
          </table:table-cell>
          <table:table-cell office:value-type="float" office:value="429984" calcext:value-type="float">
            <text:p><text:s/>429 984</text:p>
          </table:table-cell>
          <table:table-cell office:value-type="float" office:value="426686" calcext:value-type="float">
            <text:p><text:s/>426 686</text:p>
          </table:table-cell>
          <table:table-cell office:value-type="float" office:value="444467" calcext:value-type="float">
            <text:p><text:s/>444 467</text:p>
          </table:table-cell>
          <table:table-cell/>
        </table:table-row>
        <table:table-row table:style-name="ro2">
          <table:table-cell office:value-type="string" calcext:value-type="string">
            <text:p>Isparta</text:p>
          </table:table-cell>
          <table:table-cell office:value-type="float" office:value="419845" calcext:value-type="float">
            <text:p><text:s/>419 845</text:p>
          </table:table-cell>
          <table:table-cell office:value-type="float" office:value="407463" calcext:value-type="float">
            <text:p><text:s/>407 463</text:p>
          </table:table-cell>
          <table:table-cell office:value-type="float" office:value="420796" calcext:value-type="float">
            <text:p><text:s/>420 796</text:p>
          </table:table-cell>
          <table:table-cell office:value-type="float" office:value="448298" calcext:value-type="float">
            <text:p><text:s/>448 298</text:p>
          </table:table-cell>
          <table:table-cell office:value-type="float" office:value="411245" calcext:value-type="float">
            <text:p><text:s/>411 245</text:p>
          </table:table-cell>
          <table:table-cell office:value-type="float" office:value="416663" calcext:value-type="float">
            <text:p><text:s/>416 663</text:p>
          </table:table-cell>
          <table:table-cell office:value-type="float" office:value="417774" calcext:value-type="float">
            <text:p><text:s/>417 774</text:p>
          </table:table-cell>
          <table:table-cell office:value-type="float" office:value="418780" calcext:value-type="float">
            <text:p><text:s/>418 780</text:p>
          </table:table-cell>
          <table:table-cell office:value-type="float" office:value="421766" calcext:value-type="float">
            <text:p><text:s/>421 766</text:p>
          </table:table-cell>
          <table:table-cell office:value-type="float" office:value="427324" calcext:value-type="float">
            <text:p><text:s/>427 324</text:p>
          </table:table-cell>
          <table:table-cell/>
        </table:table-row>
        <table:table-row table:style-name="ro2">
          <table:table-cell office:value-type="string" calcext:value-type="string">
            <text:p>Yozgat</text:p>
          </table:table-cell>
          <table:table-cell office:value-type="float" office:value="492127" calcext:value-type="float">
            <text:p><text:s/>492 127</text:p>
          </table:table-cell>
          <table:table-cell office:value-type="float" office:value="484206" calcext:value-type="float">
            <text:p><text:s/>484 206</text:p>
          </table:table-cell>
          <table:table-cell office:value-type="float" office:value="487365" calcext:value-type="float">
            <text:p><text:s/>487 365</text:p>
          </table:table-cell>
          <table:table-cell office:value-type="float" office:value="476096" calcext:value-type="float">
            <text:p><text:s/>476 096</text:p>
          </table:table-cell>
          <table:table-cell office:value-type="float" office:value="465696" calcext:value-type="float">
            <text:p><text:s/>465 696</text:p>
          </table:table-cell>
          <table:table-cell office:value-type="float" office:value="453211" calcext:value-type="float">
            <text:p><text:s/>453 211</text:p>
          </table:table-cell>
          <table:table-cell office:value-type="float" office:value="444211" calcext:value-type="float">
            <text:p><text:s/>444 211</text:p>
          </table:table-cell>
          <table:table-cell office:value-type="float" office:value="432560" calcext:value-type="float">
            <text:p><text:s/>432 560</text:p>
          </table:table-cell>
          <table:table-cell office:value-type="float" office:value="419440" calcext:value-type="float">
            <text:p><text:s/>419 440</text:p>
          </table:table-cell>
          <table:table-cell office:value-type="float" office:value="421041" calcext:value-type="float">
            <text:p><text:s/>421 041</text:p>
          </table:table-cell>
          <table:table-cell/>
        </table:table-row>
        <table:table-row table:style-name="ro2">
          <table:table-cell office:value-type="string" calcext:value-type="string">
            <text:p>Muş</text:p>
          </table:table-cell>
          <table:table-cell office:value-type="float" office:value="405509" calcext:value-type="float">
            <text:p><text:s/>405 509</text:p>
          </table:table-cell>
          <table:table-cell office:value-type="float" office:value="404309" calcext:value-type="float">
            <text:p><text:s/>404 309</text:p>
          </table:table-cell>
          <table:table-cell office:value-type="float" office:value="404484" calcext:value-type="float">
            <text:p><text:s/>404 484</text:p>
          </table:table-cell>
          <table:table-cell office:value-type="float" office:value="406886" calcext:value-type="float">
            <text:p><text:s/>406 886</text:p>
          </table:table-cell>
          <table:table-cell office:value-type="float" office:value="414706" calcext:value-type="float">
            <text:p><text:s/>414 706</text:p>
          </table:table-cell>
          <table:table-cell office:value-type="float" office:value="413260" calcext:value-type="float">
            <text:p><text:s/>413 260</text:p>
          </table:table-cell>
          <table:table-cell office:value-type="float" office:value="412553" calcext:value-type="float">
            <text:p><text:s/>412 553</text:p>
          </table:table-cell>
          <table:table-cell office:value-type="float" office:value="411216" calcext:value-type="float">
            <text:p><text:s/>411 216</text:p>
          </table:table-cell>
          <table:table-cell office:value-type="float" office:value="408728" calcext:value-type="float">
            <text:p><text:s/>408 728</text:p>
          </table:table-cell>
          <table:table-cell office:value-type="float" office:value="406501" calcext:value-type="float">
            <text:p><text:s/>406 501</text:p>
          </table:table-cell>
          <table:table-cell/>
        </table:table-row>
        <table:table-row table:style-name="ro2">
          <table:table-cell office:value-type="string" calcext:value-type="string">
            <text:p>Edirne</text:p>
          </table:table-cell>
          <table:table-cell office:value-type="float" office:value="396462" calcext:value-type="float">
            <text:p><text:s/>396 462</text:p>
          </table:table-cell>
          <table:table-cell office:value-type="float" office:value="394644" calcext:value-type="float">
            <text:p><text:s/>394 644</text:p>
          </table:table-cell>
          <table:table-cell office:value-type="float" office:value="395463" calcext:value-type="float">
            <text:p><text:s/>395 463</text:p>
          </table:table-cell>
          <table:table-cell office:value-type="float" office:value="390428" calcext:value-type="float">
            <text:p><text:s/>390 428</text:p>
          </table:table-cell>
          <table:table-cell office:value-type="float" office:value="399316" calcext:value-type="float">
            <text:p><text:s/>399 316</text:p>
          </table:table-cell>
          <table:table-cell office:value-type="float" office:value="399708" calcext:value-type="float">
            <text:p><text:s/>399 708</text:p>
          </table:table-cell>
          <table:table-cell office:value-type="float" office:value="398582" calcext:value-type="float">
            <text:p><text:s/>398 582</text:p>
          </table:table-cell>
          <table:table-cell office:value-type="float" office:value="400280" calcext:value-type="float">
            <text:p><text:s/>400 280</text:p>
          </table:table-cell>
          <table:table-cell office:value-type="float" office:value="402537" calcext:value-type="float">
            <text:p><text:s/>402 537</text:p>
          </table:table-cell>
          <table:table-cell office:value-type="float" office:value="401701" calcext:value-type="float">
            <text:p><text:s/>401 701</text:p>
          </table:table-cell>
          <table:table-cell/>
        </table:table-row>
        <table:table-row table:style-name="ro2">
          <table:table-cell office:value-type="string" calcext:value-type="string">
            <text:p>Aksaray</text:p>
          </table:table-cell>
          <table:table-cell office:value-type="float" office:value="366109" calcext:value-type="float">
            <text:p><text:s/>366 109</text:p>
          </table:table-cell>
          <table:table-cell office:value-type="float" office:value="370598" calcext:value-type="float">
            <text:p><text:s/>370 598</text:p>
          </table:table-cell>
          <table:table-cell office:value-type="float" office:value="376907" calcext:value-type="float">
            <text:p><text:s/>376 907</text:p>
          </table:table-cell>
          <table:table-cell office:value-type="float" office:value="377505" calcext:value-type="float">
            <text:p><text:s/>377 505</text:p>
          </table:table-cell>
          <table:table-cell office:value-type="float" office:value="378823" calcext:value-type="float">
            <text:p><text:s/>378 823</text:p>
          </table:table-cell>
          <table:table-cell office:value-type="float" office:value="379915" calcext:value-type="float">
            <text:p><text:s/>379 915</text:p>
          </table:table-cell>
          <table:table-cell office:value-type="float" office:value="382806" calcext:value-type="float">
            <text:p><text:s/>382 806</text:p>
          </table:table-cell>
          <table:table-cell office:value-type="float" office:value="384252" calcext:value-type="float">
            <text:p><text:s/>384 252</text:p>
          </table:table-cell>
          <table:table-cell office:value-type="float" office:value="386514" calcext:value-type="float">
            <text:p><text:s/>386 514</text:p>
          </table:table-cell>
          <table:table-cell office:value-type="float" office:value="396673" calcext:value-type="float">
            <text:p><text:s/>396 673</text:p>
          </table:table-cell>
          <table:table-cell/>
        </table:table-row>
        <table:table-row table:style-name="ro2">
          <table:table-cell office:value-type="string" calcext:value-type="string">
            <text:p>Kastamonu</text:p>
          </table:table-cell>
          <table:table-cell office:value-type="float" office:value="360366" calcext:value-type="float">
            <text:p><text:s/>360 366</text:p>
          </table:table-cell>
          <table:table-cell office:value-type="float" office:value="360424" calcext:value-type="float">
            <text:p><text:s/>360 424</text:p>
          </table:table-cell>
          <table:table-cell office:value-type="float" office:value="359823" calcext:value-type="float">
            <text:p><text:s/>359 823</text:p>
          </table:table-cell>
          <table:table-cell office:value-type="float" office:value="361222" calcext:value-type="float">
            <text:p><text:s/>361 222</text:p>
          </table:table-cell>
          <table:table-cell office:value-type="float" office:value="359759" calcext:value-type="float">
            <text:p><text:s/>359 759</text:p>
          </table:table-cell>
          <table:table-cell office:value-type="float" office:value="359808" calcext:value-type="float">
            <text:p><text:s/>359 808</text:p>
          </table:table-cell>
          <table:table-cell office:value-type="float" office:value="368093" calcext:value-type="float">
            <text:p><text:s/>368 093</text:p>
          </table:table-cell>
          <table:table-cell office:value-type="float" office:value="368907" calcext:value-type="float">
            <text:p><text:s/>368 907</text:p>
          </table:table-cell>
          <table:table-cell office:value-type="float" office:value="372633" calcext:value-type="float">
            <text:p><text:s/>372 633</text:p>
          </table:table-cell>
          <table:table-cell office:value-type="float" office:value="376945" calcext:value-type="float">
            <text:p><text:s/>376 945</text:p>
          </table:table-cell>
          <table:table-cell/>
        </table:table-row>
        <table:table-row table:style-name="ro2">
          <table:table-cell table:style-name="ce3" office:value-type="string" calcext:value-type="string">
            <text:p>Düzce</text:p>
          </table:table-cell>
          <table:table-cell table:style-name="ce5" office:value-type="float" office:value="323328" calcext:value-type="float">
            <text:p><text:s/>323 328</text:p>
          </table:table-cell>
          <table:table-cell table:style-name="ce5" office:value-type="float" office:value="328611" calcext:value-type="float">
            <text:p><text:s/>328 611</text:p>
          </table:table-cell>
          <table:table-cell table:style-name="ce5" office:value-type="float" office:value="335156" calcext:value-type="float">
            <text:p><text:s/>335 156</text:p>
          </table:table-cell>
          <table:table-cell table:style-name="ce5" office:value-type="float" office:value="338188" calcext:value-type="float">
            <text:p><text:s/>338 188</text:p>
          </table:table-cell>
          <table:table-cell table:style-name="ce5" office:value-type="float" office:value="342146" calcext:value-type="float">
            <text:p><text:s/>342 146</text:p>
          </table:table-cell>
          <table:table-cell table:style-name="ce5" office:value-type="float" office:value="346493" calcext:value-type="float">
            <text:p><text:s/>346 493</text:p>
          </table:table-cell>
          <table:table-cell table:style-name="ce5" office:value-type="float" office:value="351509" calcext:value-type="float">
            <text:p><text:s/>351 509</text:p>
          </table:table-cell>
          <table:table-cell table:style-name="ce5" office:value-type="float" office:value="355549" calcext:value-type="float">
            <text:p><text:s/>355 549</text:p>
          </table:table-cell>
          <table:table-cell table:style-name="ce5" office:value-type="float" office:value="360388" calcext:value-type="float">
            <text:p><text:s/>360 388</text:p>
          </table:table-cell>
          <table:table-cell table:style-name="ce9" office:value-type="float" office:value="370371" calcext:value-type="float">
            <text:p><text:s/>370 371</text:p>
          </table:table-cell>
          <table:table-cell/>
        </table:table-row>
        <table:table-row table:style-name="ro2">
          <table:table-cell office:value-type="string" calcext:value-type="string">
            <text:p>Uşak</text:p>
          </table:table-cell>
          <table:table-cell office:value-type="float" office:value="334115" calcext:value-type="float">
            <text:p><text:s/>334 115</text:p>
          </table:table-cell>
          <table:table-cell office:value-type="float" office:value="334111" calcext:value-type="float">
            <text:p><text:s/>334 111</text:p>
          </table:table-cell>
          <table:table-cell office:value-type="float" office:value="335860" calcext:value-type="float">
            <text:p><text:s/>335 860</text:p>
          </table:table-cell>
          <table:table-cell office:value-type="float" office:value="338019" calcext:value-type="float">
            <text:p><text:s/>338 019</text:p>
          </table:table-cell>
          <table:table-cell office:value-type="float" office:value="339731" calcext:value-type="float">
            <text:p><text:s/>339 731</text:p>
          </table:table-cell>
          <table:table-cell office:value-type="float" office:value="342269" calcext:value-type="float">
            <text:p><text:s/>342 269</text:p>
          </table:table-cell>
          <table:table-cell office:value-type="float" office:value="346508" calcext:value-type="float">
            <text:p><text:s/>346 508</text:p>
          </table:table-cell>
          <table:table-cell office:value-type="float" office:value="349459" calcext:value-type="float">
            <text:p><text:s/>349 459</text:p>
          </table:table-cell>
          <table:table-cell office:value-type="float" office:value="353048" calcext:value-type="float">
            <text:p><text:s/>353 048</text:p>
          </table:table-cell>
          <table:table-cell office:value-type="float" office:value="358736" calcext:value-type="float">
            <text:p><text:s/>358 736</text:p>
          </table:table-cell>
          <table:table-cell/>
        </table:table-row>
        <table:table-row table:style-name="ro2">
          <table:table-cell office:value-type="string" calcext:value-type="string">
            <text:p>Kırklareli</text:p>
          </table:table-cell>
          <table:table-cell office:value-type="float" office:value="333256" calcext:value-type="float">
            <text:p><text:s/>333 256</text:p>
          </table:table-cell>
          <table:table-cell office:value-type="float" office:value="336942" calcext:value-type="float">
            <text:p><text:s/>336 942</text:p>
          </table:table-cell>
          <table:table-cell office:value-type="float" office:value="333179" calcext:value-type="float">
            <text:p><text:s/>333 179</text:p>
          </table:table-cell>
          <table:table-cell office:value-type="float" office:value="332791" calcext:value-type="float">
            <text:p><text:s/>332 791</text:p>
          </table:table-cell>
          <table:table-cell office:value-type="float" office:value="340199" calcext:value-type="float">
            <text:p><text:s/>340 199</text:p>
          </table:table-cell>
          <table:table-cell office:value-type="float" office:value="341218" calcext:value-type="float">
            <text:p><text:s/>341 218</text:p>
          </table:table-cell>
          <table:table-cell office:value-type="float" office:value="340559" calcext:value-type="float">
            <text:p><text:s/>340 559</text:p>
          </table:table-cell>
          <table:table-cell office:value-type="float" office:value="343723" calcext:value-type="float">
            <text:p><text:s/>343 723</text:p>
          </table:table-cell>
          <table:table-cell office:value-type="float" office:value="346973" calcext:value-type="float">
            <text:p><text:s/>346 973</text:p>
          </table:table-cell>
          <table:table-cell office:value-type="float" office:value="351684" calcext:value-type="float">
            <text:p><text:s/>351 684</text:p>
          </table:table-cell>
          <table:table-cell/>
        </table:table-row>
        <table:table-row table:style-name="ro2">
          <table:table-cell office:value-type="string" calcext:value-type="string">
            <text:p>Niğde</text:p>
          </table:table-cell>
          <table:table-cell office:value-type="float" office:value="331677" calcext:value-type="float">
            <text:p><text:s/>331 677</text:p>
          </table:table-cell>
          <table:table-cell office:value-type="float" office:value="338447" calcext:value-type="float">
            <text:p><text:s/>338 447</text:p>
          </table:table-cell>
          <table:table-cell office:value-type="float" office:value="339921" calcext:value-type="float">
            <text:p><text:s/>339 921</text:p>
          </table:table-cell>
          <table:table-cell office:value-type="float" office:value="337931" calcext:value-type="float">
            <text:p><text:s/>337 931</text:p>
          </table:table-cell>
          <table:table-cell office:value-type="float" office:value="337553" calcext:value-type="float">
            <text:p><text:s/>337 553</text:p>
          </table:table-cell>
          <table:table-cell office:value-type="float" office:value="340270" calcext:value-type="float">
            <text:p><text:s/>340 270</text:p>
          </table:table-cell>
          <table:table-cell office:value-type="float" office:value="343658" calcext:value-type="float">
            <text:p><text:s/>343 658</text:p>
          </table:table-cell>
          <table:table-cell office:value-type="float" office:value="343898" calcext:value-type="float">
            <text:p><text:s/>343 898</text:p>
          </table:table-cell>
          <table:table-cell office:value-type="float" office:value="346114" calcext:value-type="float">
            <text:p><text:s/>346 114</text:p>
          </table:table-cell>
          <table:table-cell office:value-type="float" office:value="351468" calcext:value-type="float">
            <text:p><text:s/>351 468</text:p>
          </table:table-cell>
          <table:table-cell/>
        </table:table-row>
        <table:table-row table:style-name="ro2">
          <table:table-cell office:value-type="string" calcext:value-type="string">
            <text:p>Bitlis</text:p>
          </table:table-cell>
          <table:table-cell office:value-type="float" office:value="327886" calcext:value-type="float">
            <text:p><text:s/>327 886</text:p>
          </table:table-cell>
          <table:table-cell office:value-type="float" office:value="326897" calcext:value-type="float">
            <text:p><text:s/>326 897</text:p>
          </table:table-cell>
          <table:table-cell office:value-type="float" office:value="328489" calcext:value-type="float">
            <text:p><text:s/>328 489</text:p>
          </table:table-cell>
          <table:table-cell office:value-type="float" office:value="328767" calcext:value-type="float">
            <text:p><text:s/>328 767</text:p>
          </table:table-cell>
          <table:table-cell office:value-type="float" office:value="336624" calcext:value-type="float">
            <text:p><text:s/>336 624</text:p>
          </table:table-cell>
          <table:table-cell office:value-type="float" office:value="337253" calcext:value-type="float">
            <text:p><text:s/>337 253</text:p>
          </table:table-cell>
          <table:table-cell office:value-type="float" office:value="337156" calcext:value-type="float">
            <text:p><text:s/>337 156</text:p>
          </table:table-cell>
          <table:table-cell office:value-type="float" office:value="338023" calcext:value-type="float">
            <text:p><text:s/>338 023</text:p>
          </table:table-cell>
          <table:table-cell office:value-type="float" office:value="340449" calcext:value-type="float">
            <text:p><text:s/>340 449</text:p>
          </table:table-cell>
          <table:table-cell office:value-type="float" office:value="341225" calcext:value-type="float">
            <text:p><text:s/>341 225</text:p>
          </table:table-cell>
          <table:table-cell/>
        </table:table-row>
        <table:table-row table:style-name="ro2">
          <table:table-cell office:value-type="string" calcext:value-type="string">
            <text:p>Rize</text:p>
          </table:table-cell>
          <table:table-cell office:value-type="float" office:value="316252" calcext:value-type="float">
            <text:p><text:s/>316 252</text:p>
          </table:table-cell>
          <table:table-cell office:value-type="float" office:value="319410" calcext:value-type="float">
            <text:p><text:s/>319 410</text:p>
          </table:table-cell>
          <table:table-cell office:value-type="float" office:value="319569" calcext:value-type="float">
            <text:p><text:s/>319 569</text:p>
          </table:table-cell>
          <table:table-cell office:value-type="float" office:value="319637" calcext:value-type="float">
            <text:p><text:s/>319 637</text:p>
          </table:table-cell>
          <table:table-cell office:value-type="float" office:value="323012" calcext:value-type="float">
            <text:p><text:s/>323 012</text:p>
          </table:table-cell>
          <table:table-cell office:value-type="float" office:value="324152" calcext:value-type="float">
            <text:p><text:s/>324 152</text:p>
          </table:table-cell>
          <table:table-cell office:value-type="float" office:value="328205" calcext:value-type="float">
            <text:p><text:s/>328 205</text:p>
          </table:table-cell>
          <table:table-cell office:value-type="float" office:value="329779" calcext:value-type="float">
            <text:p><text:s/>329 779</text:p>
          </table:table-cell>
          <table:table-cell office:value-type="float" office:value="328979" calcext:value-type="float">
            <text:p><text:s/>328 979</text:p>
          </table:table-cell>
          <table:table-cell office:value-type="float" office:value="331048" calcext:value-type="float">
            <text:p><text:s/>331 048</text:p>
          </table:table-cell>
          <table:table-cell/>
        </table:table-row>
        <table:table-row table:style-name="ro2">
          <table:table-cell office:value-type="string" calcext:value-type="string">
            <text:p>Amasya</text:p>
          </table:table-cell>
          <table:table-cell office:value-type="float" office:value="328674" calcext:value-type="float">
            <text:p><text:s/>328 674</text:p>
          </table:table-cell>
          <table:table-cell office:value-type="float" office:value="323675" calcext:value-type="float">
            <text:p><text:s/>323 675</text:p>
          </table:table-cell>
          <table:table-cell office:value-type="float" office:value="324268" calcext:value-type="float">
            <text:p><text:s/>324 268</text:p>
          </table:table-cell>
          <table:table-cell office:value-type="float" office:value="334786" calcext:value-type="float">
            <text:p><text:s/>334 786</text:p>
          </table:table-cell>
          <table:table-cell office:value-type="float" office:value="323079" calcext:value-type="float">
            <text:p><text:s/>323 079</text:p>
          </table:table-cell>
          <table:table-cell office:value-type="float" office:value="322283" calcext:value-type="float">
            <text:p><text:s/>322 283</text:p>
          </table:table-cell>
          <table:table-cell office:value-type="float" office:value="321977" calcext:value-type="float">
            <text:p><text:s/>321 977</text:p>
          </table:table-cell>
          <table:table-cell office:value-type="float" office:value="321913" calcext:value-type="float">
            <text:p><text:s/>321 913</text:p>
          </table:table-cell>
          <table:table-cell office:value-type="float" office:value="322167" calcext:value-type="float">
            <text:p><text:s/>322 167</text:p>
          </table:table-cell>
          <table:table-cell office:value-type="float" office:value="326351" calcext:value-type="float">
            <text:p><text:s/>326 351</text:p>
          </table:table-cell>
          <table:table-cell/>
        </table:table-row>
        <table:table-row table:style-name="ro2">
          <table:table-cell office:value-type="string" calcext:value-type="string">
            <text:p>Siirt</text:p>
          </table:table-cell>
          <table:table-cell office:value-type="float" office:value="291528" calcext:value-type="float">
            <text:p><text:s/>291 528</text:p>
          </table:table-cell>
          <table:table-cell office:value-type="float" office:value="299819" calcext:value-type="float">
            <text:p><text:s/>299 819</text:p>
          </table:table-cell>
          <table:table-cell office:value-type="float" office:value="303622" calcext:value-type="float">
            <text:p><text:s/>303 622</text:p>
          </table:table-cell>
          <table:table-cell office:value-type="float" office:value="300695" calcext:value-type="float">
            <text:p><text:s/>300 695</text:p>
          </table:table-cell>
          <table:table-cell office:value-type="float" office:value="310468" calcext:value-type="float">
            <text:p><text:s/>310 468</text:p>
          </table:table-cell>
          <table:table-cell office:value-type="float" office:value="310879" calcext:value-type="float">
            <text:p><text:s/>310 879</text:p>
          </table:table-cell>
          <table:table-cell office:value-type="float" office:value="314153" calcext:value-type="float">
            <text:p><text:s/>314 153</text:p>
          </table:table-cell>
          <table:table-cell office:value-type="float" office:value="318366" calcext:value-type="float">
            <text:p><text:s/>318 366</text:p>
          </table:table-cell>
          <table:table-cell office:value-type="float" office:value="320351" calcext:value-type="float">
            <text:p><text:s/>320 351</text:p>
          </table:table-cell>
          <table:table-cell office:value-type="float" office:value="322664" calcext:value-type="float">
            <text:p><text:s/>322 664</text:p>
          </table:table-cell>
          <table:table-cell/>
        </table:table-row>
        <table:table-row table:style-name="ro2">
          <table:table-cell office:value-type="string" calcext:value-type="string">
            <text:p>Bolu</text:p>
          </table:table-cell>
          <table:table-cell office:value-type="float" office:value="270417" calcext:value-type="float">
            <text:p><text:s/>270 417</text:p>
          </table:table-cell>
          <table:table-cell office:value-type="float" office:value="268882" calcext:value-type="float">
            <text:p><text:s/>268 882</text:p>
          </table:table-cell>
          <table:table-cell office:value-type="float" office:value="271545" calcext:value-type="float">
            <text:p><text:s/>271 545</text:p>
          </table:table-cell>
          <table:table-cell office:value-type="float" office:value="271208" calcext:value-type="float">
            <text:p><text:s/>271 208</text:p>
          </table:table-cell>
          <table:table-cell office:value-type="float" office:value="276506" calcext:value-type="float">
            <text:p><text:s/>276 506</text:p>
          </table:table-cell>
          <table:table-cell office:value-type="float" office:value="281080" calcext:value-type="float">
            <text:p><text:s/>281 080</text:p>
          </table:table-cell>
          <table:table-cell office:value-type="float" office:value="283496" calcext:value-type="float">
            <text:p><text:s/>283 496</text:p>
          </table:table-cell>
          <table:table-cell office:value-type="float" office:value="284789" calcext:value-type="float">
            <text:p><text:s/>284 789</text:p>
          </table:table-cell>
          <table:table-cell office:value-type="float" office:value="291095" calcext:value-type="float">
            <text:p><text:s/>291 095</text:p>
          </table:table-cell>
          <table:table-cell office:value-type="float" office:value="299896" calcext:value-type="float">
            <text:p><text:s/>299 896</text:p>
          </table:table-cell>
          <table:table-cell/>
        </table:table-row>
        <table:table-row table:style-name="ro2">
          <table:table-cell office:value-type="string" calcext:value-type="string">
            <text:p>Nevşehir</text:p>
          </table:table-cell>
          <table:table-cell office:value-type="float" office:value="280058" calcext:value-type="float">
            <text:p><text:s/>280 058</text:p>
          </table:table-cell>
          <table:table-cell office:value-type="float" office:value="281699" calcext:value-type="float">
            <text:p><text:s/>281 699</text:p>
          </table:table-cell>
          <table:table-cell office:value-type="float" office:value="284025" calcext:value-type="float">
            <text:p><text:s/>284 025</text:p>
          </table:table-cell>
          <table:table-cell office:value-type="float" office:value="282337" calcext:value-type="float">
            <text:p><text:s/>282 337</text:p>
          </table:table-cell>
          <table:table-cell office:value-type="float" office:value="283247" calcext:value-type="float">
            <text:p><text:s/>283 247</text:p>
          </table:table-cell>
          <table:table-cell office:value-type="float" office:value="285190" calcext:value-type="float">
            <text:p><text:s/>285 190</text:p>
          </table:table-cell>
          <table:table-cell office:value-type="float" office:value="285460" calcext:value-type="float">
            <text:p><text:s/>285 460</text:p>
          </table:table-cell>
          <table:table-cell office:value-type="float" office:value="286250" calcext:value-type="float">
            <text:p><text:s/>286 250</text:p>
          </table:table-cell>
          <table:table-cell office:value-type="float" office:value="286767" calcext:value-type="float">
            <text:p><text:s/>286 767</text:p>
          </table:table-cell>
          <table:table-cell office:value-type="float" office:value="290895" calcext:value-type="float">
            <text:p><text:s/>290 895</text:p>
          </table:table-cell>
          <table:table-cell/>
        </table:table-row>
        <table:table-row table:style-name="ro2">
          <table:table-cell office:value-type="string" calcext:value-type="string">
            <text:p>Kars</text:p>
          </table:table-cell>
          <table:table-cell office:value-type="float" office:value="312205" calcext:value-type="float">
            <text:p><text:s/>312 205</text:p>
          </table:table-cell>
          <table:table-cell office:value-type="float" office:value="312128" calcext:value-type="float">
            <text:p><text:s/>312 128</text:p>
          </table:table-cell>
          <table:table-cell office:value-type="float" office:value="306536" calcext:value-type="float">
            <text:p><text:s/>306 536</text:p>
          </table:table-cell>
          <table:table-cell office:value-type="float" office:value="301766" calcext:value-type="float">
            <text:p><text:s/>301 766</text:p>
          </table:table-cell>
          <table:table-cell office:value-type="float" office:value="305755" calcext:value-type="float">
            <text:p><text:s/>305 755</text:p>
          </table:table-cell>
          <table:table-cell office:value-type="float" office:value="304821" calcext:value-type="float">
            <text:p><text:s/>304 821</text:p>
          </table:table-cell>
          <table:table-cell office:value-type="float" office:value="300874" calcext:value-type="float">
            <text:p><text:s/>300 874</text:p>
          </table:table-cell>
          <table:table-cell office:value-type="float" office:value="296466" calcext:value-type="float">
            <text:p><text:s/>296 466</text:p>
          </table:table-cell>
          <table:table-cell office:value-type="float" office:value="292660" calcext:value-type="float">
            <text:p><text:s/>292 660</text:p>
          </table:table-cell>
          <table:table-cell office:value-type="float" office:value="289786" calcext:value-type="float">
            <text:p><text:s/>289 786</text:p>
          </table:table-cell>
          <table:table-cell/>
        </table:table-row>
        <table:table-row table:style-name="ro2">
          <table:table-cell office:value-type="string" calcext:value-type="string">
            <text:p>Kırıkkale</text:p>
          </table:table-cell>
          <table:table-cell office:value-type="float" office:value="280234" calcext:value-type="float">
            <text:p><text:s/>280 234</text:p>
          </table:table-cell>
          <table:table-cell office:value-type="float" office:value="279325" calcext:value-type="float">
            <text:p><text:s/>279 325</text:p>
          </table:table-cell>
          <table:table-cell office:value-type="float" office:value="280834" calcext:value-type="float">
            <text:p><text:s/>280 834</text:p>
          </table:table-cell>
          <table:table-cell office:value-type="float" office:value="276647" calcext:value-type="float">
            <text:p><text:s/>276 647</text:p>
          </table:table-cell>
          <table:table-cell office:value-type="float" office:value="274992" calcext:value-type="float">
            <text:p><text:s/>274 992</text:p>
          </table:table-cell>
          <table:table-cell office:value-type="float" office:value="274727" calcext:value-type="float">
            <text:p><text:s/>274 727</text:p>
          </table:table-cell>
          <table:table-cell office:value-type="float" office:value="274658" calcext:value-type="float">
            <text:p><text:s/>274 658</text:p>
          </table:table-cell>
          <table:table-cell office:value-type="float" office:value="271092" calcext:value-type="float">
            <text:p><text:s/>271 092</text:p>
          </table:table-cell>
          <table:table-cell office:value-type="float" office:value="270271" calcext:value-type="float">
            <text:p><text:s/>270 271</text:p>
          </table:table-cell>
          <table:table-cell office:value-type="float" office:value="277984" calcext:value-type="float">
            <text:p><text:s/>277 984</text:p>
          </table:table-cell>
          <table:table-cell/>
        </table:table-row>
        <table:table-row table:style-name="ro2">
          <table:table-cell office:value-type="string" calcext:value-type="string">
            <text:p>Bingöl</text:p>
          </table:table-cell>
          <table:table-cell office:value-type="float" office:value="251552" calcext:value-type="float">
            <text:p><text:s/>251 552</text:p>
          </table:table-cell>
          <table:table-cell office:value-type="float" office:value="256091" calcext:value-type="float">
            <text:p><text:s/>256 091</text:p>
          </table:table-cell>
          <table:table-cell office:value-type="float" office:value="255745" calcext:value-type="float">
            <text:p><text:s/>255 745</text:p>
          </table:table-cell>
          <table:table-cell office:value-type="float" office:value="255170" calcext:value-type="float">
            <text:p><text:s/>255 170</text:p>
          </table:table-cell>
          <table:table-cell office:value-type="float" office:value="262263" calcext:value-type="float">
            <text:p><text:s/>262 263</text:p>
          </table:table-cell>
          <table:table-cell office:value-type="float" office:value="262507" calcext:value-type="float">
            <text:p><text:s/>262 507</text:p>
          </table:table-cell>
          <table:table-cell office:value-type="float" office:value="265514" calcext:value-type="float">
            <text:p><text:s/>265 514</text:p>
          </table:table-cell>
          <table:table-cell office:value-type="float" office:value="266019" calcext:value-type="float">
            <text:p><text:s/>266 019</text:p>
          </table:table-cell>
          <table:table-cell office:value-type="float" office:value="267184" calcext:value-type="float">
            <text:p><text:s/>267 184</text:p>
          </table:table-cell>
          <table:table-cell office:value-type="float" office:value="269560" calcext:value-type="float">
            <text:p><text:s/>269 560</text:p>
          </table:table-cell>
          <table:table-cell/>
        </table:table-row>
        <table:table-row table:style-name="ro2">
          <table:table-cell office:value-type="string" calcext:value-type="string">
            <text:p>Hakkari</text:p>
          </table:table-cell>
          <table:table-cell office:value-type="float" office:value="246469" calcext:value-type="float">
            <text:p><text:s/>246 469</text:p>
          </table:table-cell>
          <table:table-cell office:value-type="float" office:value="258590" calcext:value-type="float">
            <text:p><text:s/>258 590</text:p>
          </table:table-cell>
          <table:table-cell office:value-type="float" office:value="256761" calcext:value-type="float">
            <text:p><text:s/>256 761</text:p>
          </table:table-cell>
          <table:table-cell office:value-type="float" office:value="251302" calcext:value-type="float">
            <text:p><text:s/>251 302</text:p>
          </table:table-cell>
          <table:table-cell office:value-type="float" office:value="272165" calcext:value-type="float">
            <text:p><text:s/>272 165</text:p>
          </table:table-cell>
          <table:table-cell office:value-type="float" office:value="279982" calcext:value-type="float">
            <text:p><text:s/>279 982</text:p>
          </table:table-cell>
          <table:table-cell office:value-type="float" office:value="273041" calcext:value-type="float">
            <text:p><text:s/>273 041</text:p>
          </table:table-cell>
          <table:table-cell office:value-type="float" office:value="276287" calcext:value-type="float">
            <text:p><text:s/>276 287</text:p>
          </table:table-cell>
          <table:table-cell office:value-type="float" office:value="278775" calcext:value-type="float">
            <text:p><text:s/>278 775</text:p>
          </table:table-cell>
          <table:table-cell office:value-type="float" office:value="267813" calcext:value-type="float">
            <text:p><text:s/>267 813</text:p>
          </table:table-cell>
          <table:table-cell/>
        </table:table-row>
        <table:table-row table:style-name="ro2">
          <table:table-cell office:value-type="string" calcext:value-type="string">
            <text:p>Burdur</text:p>
          </table:table-cell>
          <table:table-cell office:value-type="float" office:value="251181" calcext:value-type="float">
            <text:p><text:s/>251 181</text:p>
          </table:table-cell>
          <table:table-cell office:value-type="float" office:value="247437" calcext:value-type="float">
            <text:p><text:s/>247 437</text:p>
          </table:table-cell>
          <table:table-cell office:value-type="float" office:value="251550" calcext:value-type="float">
            <text:p><text:s/>251 550</text:p>
          </table:table-cell>
          <table:table-cell office:value-type="float" office:value="258868" calcext:value-type="float">
            <text:p><text:s/>258 868</text:p>
          </table:table-cell>
          <table:table-cell office:value-type="float" office:value="250527" calcext:value-type="float">
            <text:p><text:s/>250 527</text:p>
          </table:table-cell>
          <table:table-cell office:value-type="float" office:value="254341" calcext:value-type="float">
            <text:p><text:s/>254 341</text:p>
          </table:table-cell>
          <table:table-cell office:value-type="float" office:value="257267" calcext:value-type="float">
            <text:p><text:s/>257 267</text:p>
          </table:table-cell>
          <table:table-cell office:value-type="float" office:value="256898" calcext:value-type="float">
            <text:p><text:s/>256 898</text:p>
          </table:table-cell>
          <table:table-cell office:value-type="float" office:value="258339" calcext:value-type="float">
            <text:p><text:s/>258 339</text:p>
          </table:table-cell>
          <table:table-cell office:value-type="float" office:value="261401" calcext:value-type="float">
            <text:p><text:s/>261 401</text:p>
          </table:table-cell>
          <table:table-cell/>
        </table:table-row>
        <table:table-row table:style-name="ro2">
          <table:table-cell office:value-type="string" calcext:value-type="string">
            <text:p>Karaman</text:p>
          </table:table-cell>
          <table:table-cell office:value-type="float" office:value="226049" calcext:value-type="float">
            <text:p><text:s/>226 049</text:p>
          </table:table-cell>
          <table:table-cell office:value-type="float" office:value="230145" calcext:value-type="float">
            <text:p><text:s/>230 145</text:p>
          </table:table-cell>
          <table:table-cell office:value-type="float" office:value="231872" calcext:value-type="float">
            <text:p><text:s/>231 872</text:p>
          </table:table-cell>
          <table:table-cell office:value-type="float" office:value="232633" calcext:value-type="float">
            <text:p><text:s/>232 633</text:p>
          </table:table-cell>
          <table:table-cell office:value-type="float" office:value="234005" calcext:value-type="float">
            <text:p><text:s/>234 005</text:p>
          </table:table-cell>
          <table:table-cell office:value-type="float" office:value="235424" calcext:value-type="float">
            <text:p><text:s/>235 424</text:p>
          </table:table-cell>
          <table:table-cell office:value-type="float" office:value="237939" calcext:value-type="float">
            <text:p><text:s/>237 939</text:p>
          </table:table-cell>
          <table:table-cell office:value-type="float" office:value="240362" calcext:value-type="float">
            <text:p><text:s/>240 362</text:p>
          </table:table-cell>
          <table:table-cell office:value-type="float" office:value="242196" calcext:value-type="float">
            <text:p><text:s/>242 196</text:p>
          </table:table-cell>
          <table:table-cell office:value-type="float" office:value="245610" calcext:value-type="float">
            <text:p><text:s/>245 610</text:p>
          </table:table-cell>
          <table:table-cell/>
        </table:table-row>
        <table:table-row table:style-name="ro2">
          <table:table-cell office:value-type="string" calcext:value-type="string">
            <text:p>Karabük</text:p>
          </table:table-cell>
          <table:table-cell office:value-type="float" office:value="218463" calcext:value-type="float">
            <text:p><text:s/>218 463</text:p>
          </table:table-cell>
          <table:table-cell office:value-type="float" office:value="216248" calcext:value-type="float">
            <text:p><text:s/>216 248</text:p>
          </table:table-cell>
          <table:table-cell office:value-type="float" office:value="218564" calcext:value-type="float">
            <text:p><text:s/>218 564</text:p>
          </table:table-cell>
          <table:table-cell office:value-type="float" office:value="227610" calcext:value-type="float">
            <text:p><text:s/>227 610</text:p>
          </table:table-cell>
          <table:table-cell office:value-type="float" office:value="219728" calcext:value-type="float">
            <text:p><text:s/>219 728</text:p>
          </table:table-cell>
          <table:table-cell office:value-type="float" office:value="225145" calcext:value-type="float">
            <text:p><text:s/>225 145</text:p>
          </table:table-cell>
          <table:table-cell office:value-type="float" office:value="230251" calcext:value-type="float">
            <text:p><text:s/>230 251</text:p>
          </table:table-cell>
          <table:table-cell office:value-type="float" office:value="231333" calcext:value-type="float">
            <text:p><text:s/>231 333</text:p>
          </table:table-cell>
          <table:table-cell office:value-type="float" office:value="236978" calcext:value-type="float">
            <text:p><text:s/>236 978</text:p>
          </table:table-cell>
          <table:table-cell office:value-type="float" office:value="242347" calcext:value-type="float">
            <text:p><text:s/>242 347</text:p>
          </table:table-cell>
          <table:table-cell/>
        </table:table-row>
        <table:table-row table:style-name="ro2">
          <table:table-cell office:value-type="string" calcext:value-type="string">
            <text:p>Yalova</text:p>
          </table:table-cell>
          <table:table-cell office:value-type="float" office:value="181758" calcext:value-type="float">
            <text:p><text:s/>181 758</text:p>
          </table:table-cell>
          <table:table-cell office:value-type="float" office:value="197412" calcext:value-type="float">
            <text:p><text:s/>197 412</text:p>
          </table:table-cell>
          <table:table-cell office:value-type="float" office:value="202531" calcext:value-type="float">
            <text:p><text:s/>202 531</text:p>
          </table:table-cell>
          <table:table-cell office:value-type="float" office:value="203741" calcext:value-type="float">
            <text:p><text:s/>203 741</text:p>
          </table:table-cell>
          <table:table-cell office:value-type="float" office:value="206535" calcext:value-type="float">
            <text:p><text:s/>206 535</text:p>
          </table:table-cell>
          <table:table-cell office:value-type="float" office:value="211799" calcext:value-type="float">
            <text:p><text:s/>211 799</text:p>
          </table:table-cell>
          <table:table-cell office:value-type="float" office:value="220122" calcext:value-type="float">
            <text:p><text:s/>220 122</text:p>
          </table:table-cell>
          <table:table-cell office:value-type="float" office:value="226514" calcext:value-type="float">
            <text:p><text:s/>226 514</text:p>
          </table:table-cell>
          <table:table-cell office:value-type="float" office:value="233009" calcext:value-type="float">
            <text:p><text:s/>233 009</text:p>
          </table:table-cell>
          <table:table-cell office:value-type="float" office:value="241665" calcext:value-type="float">
            <text:p><text:s/>241 665</text:p>
          </table:table-cell>
          <table:table-cell/>
        </table:table-row>
        <table:table-row table:style-name="ro2">
          <table:table-cell office:value-type="string" calcext:value-type="string">
            <text:p>Kırşehir</text:p>
          </table:table-cell>
          <table:table-cell office:value-type="float" office:value="223170" calcext:value-type="float">
            <text:p><text:s/>223 170</text:p>
          </table:table-cell>
          <table:table-cell office:value-type="float" office:value="222735" calcext:value-type="float">
            <text:p><text:s/>222 735</text:p>
          </table:table-cell>
          <table:table-cell office:value-type="float" office:value="223102" calcext:value-type="float">
            <text:p><text:s/>223 102</text:p>
          </table:table-cell>
          <table:table-cell office:value-type="float" office:value="221876" calcext:value-type="float">
            <text:p><text:s/>221 876</text:p>
          </table:table-cell>
          <table:table-cell office:value-type="float" office:value="221015" calcext:value-type="float">
            <text:p><text:s/>221 015</text:p>
          </table:table-cell>
          <table:table-cell office:value-type="float" office:value="221209" calcext:value-type="float">
            <text:p><text:s/>221 209</text:p>
          </table:table-cell>
          <table:table-cell office:value-type="float" office:value="223498" calcext:value-type="float">
            <text:p><text:s/>223 498</text:p>
          </table:table-cell>
          <table:table-cell office:value-type="float" office:value="222707" calcext:value-type="float">
            <text:p><text:s/>222 707</text:p>
          </table:table-cell>
          <table:table-cell office:value-type="float" office:value="225562" calcext:value-type="float">
            <text:p><text:s/>225 562</text:p>
          </table:table-cell>
          <table:table-cell office:value-type="float" office:value="229975" calcext:value-type="float">
            <text:p><text:s/>229 975</text:p>
          </table:table-cell>
          <table:table-cell/>
        </table:table-row>
        <table:table-row table:style-name="ro2">
          <table:table-cell office:value-type="string" calcext:value-type="string">
            <text:p>Erzincan</text:p>
          </table:table-cell>
          <table:table-cell office:value-type="float" office:value="213538" calcext:value-type="float">
            <text:p><text:s/>213 538</text:p>
          </table:table-cell>
          <table:table-cell office:value-type="float" office:value="210645" calcext:value-type="float">
            <text:p><text:s/>210 645</text:p>
          </table:table-cell>
          <table:table-cell office:value-type="float" office:value="213288" calcext:value-type="float">
            <text:p><text:s/>213 288</text:p>
          </table:table-cell>
          <table:table-cell office:value-type="float" office:value="224949" calcext:value-type="float">
            <text:p><text:s/>224 949</text:p>
          </table:table-cell>
          <table:table-cell office:value-type="float" office:value="215277" calcext:value-type="float">
            <text:p><text:s/>215 277</text:p>
          </table:table-cell>
          <table:table-cell office:value-type="float" office:value="217886" calcext:value-type="float">
            <text:p><text:s/>217 886</text:p>
          </table:table-cell>
          <table:table-cell office:value-type="float" office:value="219996" calcext:value-type="float">
            <text:p><text:s/>219 996</text:p>
          </table:table-cell>
          <table:table-cell office:value-type="float" office:value="223633" calcext:value-type="float">
            <text:p><text:s/>223 633</text:p>
          </table:table-cell>
          <table:table-cell office:value-type="float" office:value="222918" calcext:value-type="float">
            <text:p><text:s/>222 918</text:p>
          </table:table-cell>
          <table:table-cell office:value-type="float" office:value="226032" calcext:value-type="float">
            <text:p><text:s/>226 032</text:p>
          </table:table-cell>
          <table:table-cell/>
        </table:table-row>
        <table:table-row table:style-name="ro2">
          <table:table-cell office:value-type="string" calcext:value-type="string">
            <text:p>Bilecik</text:p>
          </table:table-cell>
          <table:table-cell office:value-type="float" office:value="203777" calcext:value-type="float">
            <text:p><text:s/>203 777</text:p>
          </table:table-cell>
          <table:table-cell office:value-type="float" office:value="193169" calcext:value-type="float">
            <text:p><text:s/>193 169</text:p>
          </table:table-cell>
          <table:table-cell office:value-type="float" office:value="202061" calcext:value-type="float">
            <text:p><text:s/>202 061</text:p>
          </table:table-cell>
          <table:table-cell office:value-type="float" office:value="225381" calcext:value-type="float">
            <text:p><text:s/>225 381</text:p>
          </table:table-cell>
          <table:table-cell office:value-type="float" office:value="203849" calcext:value-type="float">
            <text:p><text:s/>203 849</text:p>
          </table:table-cell>
          <table:table-cell office:value-type="float" office:value="204116" calcext:value-type="float">
            <text:p><text:s/>204 116</text:p>
          </table:table-cell>
          <table:table-cell office:value-type="float" office:value="208888" calcext:value-type="float">
            <text:p><text:s/>208 888</text:p>
          </table:table-cell>
          <table:table-cell office:value-type="float" office:value="209925" calcext:value-type="float">
            <text:p><text:s/>209 925</text:p>
          </table:table-cell>
          <table:table-cell office:value-type="float" office:value="212361" calcext:value-type="float">
            <text:p><text:s/>212 361</text:p>
          </table:table-cell>
          <table:table-cell office:value-type="float" office:value="218297" calcext:value-type="float">
            <text:p><text:s/>218 297</text:p>
          </table:table-cell>
          <table:table-cell/>
        </table:table-row>
        <table:table-row table:style-name="ro2">
          <table:table-cell office:value-type="string" calcext:value-type="string">
            <text:p>Sinop</text:p>
          </table:table-cell>
          <table:table-cell office:value-type="float" office:value="198412" calcext:value-type="float">
            <text:p><text:s/>198 412</text:p>
          </table:table-cell>
          <table:table-cell office:value-type="float" office:value="200791" calcext:value-type="float">
            <text:p><text:s/>200 791</text:p>
          </table:table-cell>
          <table:table-cell office:value-type="float" office:value="201134" calcext:value-type="float">
            <text:p><text:s/>201 134</text:p>
          </table:table-cell>
          <table:table-cell office:value-type="float" office:value="202740" calcext:value-type="float">
            <text:p><text:s/>202 740</text:p>
          </table:table-cell>
          <table:table-cell office:value-type="float" office:value="203027" calcext:value-type="float">
            <text:p><text:s/>203 027</text:p>
          </table:table-cell>
          <table:table-cell office:value-type="float" office:value="201311" calcext:value-type="float">
            <text:p><text:s/>201 311</text:p>
          </table:table-cell>
          <table:table-cell office:value-type="float" office:value="204568" calcext:value-type="float">
            <text:p><text:s/>204 568</text:p>
          </table:table-cell>
          <table:table-cell office:value-type="float" office:value="204526" calcext:value-type="float">
            <text:p><text:s/>204 526</text:p>
          </table:table-cell>
          <table:table-cell office:value-type="float" office:value="204133" calcext:value-type="float">
            <text:p><text:s/>204 133</text:p>
          </table:table-cell>
          <table:table-cell office:value-type="float" office:value="205478" calcext:value-type="float">
            <text:p><text:s/>205 478</text:p>
          </table:table-cell>
          <table:table-cell/>
        </table:table-row>
        <table:table-row table:style-name="ro2">
          <table:table-cell office:value-type="string" calcext:value-type="string">
            <text:p>Iğdır</text:p>
          </table:table-cell>
          <table:table-cell office:value-type="float" office:value="181866" calcext:value-type="float">
            <text:p><text:s/>181 866</text:p>
          </table:table-cell>
          <table:table-cell office:value-type="float" office:value="184025" calcext:value-type="float">
            <text:p><text:s/>184 025</text:p>
          </table:table-cell>
          <table:table-cell office:value-type="float" office:value="183486" calcext:value-type="float">
            <text:p><text:s/>183 486</text:p>
          </table:table-cell>
          <table:table-cell office:value-type="float" office:value="184418" calcext:value-type="float">
            <text:p><text:s/>184 418</text:p>
          </table:table-cell>
          <table:table-cell office:value-type="float" office:value="188857" calcext:value-type="float">
            <text:p><text:s/>188 857</text:p>
          </table:table-cell>
          <table:table-cell office:value-type="float" office:value="190409" calcext:value-type="float">
            <text:p><text:s/>190 409</text:p>
          </table:table-cell>
          <table:table-cell office:value-type="float" office:value="190424" calcext:value-type="float">
            <text:p><text:s/>190 424</text:p>
          </table:table-cell>
          <table:table-cell office:value-type="float" office:value="192056" calcext:value-type="float">
            <text:p><text:s/>192 056</text:p>
          </table:table-cell>
          <table:table-cell office:value-type="float" office:value="192435" calcext:value-type="float">
            <text:p><text:s/>192 435</text:p>
          </table:table-cell>
          <table:table-cell office:value-type="float" office:value="192785" calcext:value-type="float">
            <text:p><text:s/>192 785</text:p>
          </table:table-cell>
          <table:table-cell/>
        </table:table-row>
        <table:table-row table:style-name="ro2">
          <table:table-cell office:value-type="string" calcext:value-type="string">
            <text:p>Bartın</text:p>
          </table:table-cell>
          <table:table-cell office:value-type="float" office:value="182131" calcext:value-type="float">
            <text:p><text:s/>182 131</text:p>
          </table:table-cell>
          <table:table-cell office:value-type="float" office:value="185368" calcext:value-type="float">
            <text:p><text:s/>185 368</text:p>
          </table:table-cell>
          <table:table-cell office:value-type="float" office:value="188449" calcext:value-type="float">
            <text:p><text:s/>188 449</text:p>
          </table:table-cell>
          <table:table-cell office:value-type="float" office:value="187758" calcext:value-type="float">
            <text:p><text:s/>187 758</text:p>
          </table:table-cell>
          <table:table-cell office:value-type="float" office:value="187291" calcext:value-type="float">
            <text:p><text:s/>187 291</text:p>
          </table:table-cell>
          <table:table-cell office:value-type="float" office:value="188436" calcext:value-type="float">
            <text:p><text:s/>188 436</text:p>
          </table:table-cell>
          <table:table-cell office:value-type="float" office:value="189139" calcext:value-type="float">
            <text:p><text:s/>189 139</text:p>
          </table:table-cell>
          <table:table-cell office:value-type="float" office:value="189405" calcext:value-type="float">
            <text:p><text:s/>189 405</text:p>
          </table:table-cell>
          <table:table-cell office:value-type="float" office:value="190708" calcext:value-type="float">
            <text:p><text:s/>190 708</text:p>
          </table:table-cell>
          <table:table-cell office:value-type="float" office:value="192389" calcext:value-type="float">
            <text:p><text:s/>192 389</text:p>
          </table:table-cell>
          <table:table-cell/>
        </table:table-row>
        <table:table-row table:style-name="ro2">
          <table:table-cell office:value-type="string" calcext:value-type="string">
            <text:p>Çankırı</text:p>
          </table:table-cell>
          <table:table-cell office:value-type="float" office:value="174012" calcext:value-type="float">
            <text:p><text:s/>174 012</text:p>
          </table:table-cell>
          <table:table-cell office:value-type="float" office:value="176093" calcext:value-type="float">
            <text:p><text:s/>176 093</text:p>
          </table:table-cell>
          <table:table-cell office:value-type="float" office:value="185019" calcext:value-type="float">
            <text:p><text:s/>185 019</text:p>
          </table:table-cell>
          <table:table-cell office:value-type="float" office:value="179067" calcext:value-type="float">
            <text:p><text:s/>179 067</text:p>
          </table:table-cell>
          <table:table-cell office:value-type="float" office:value="177211" calcext:value-type="float">
            <text:p><text:s/>177 211</text:p>
          </table:table-cell>
          <table:table-cell office:value-type="float" office:value="184406" calcext:value-type="float">
            <text:p><text:s/>184 406</text:p>
          </table:table-cell>
          <table:table-cell office:value-type="float" office:value="190909" calcext:value-type="float">
            <text:p><text:s/>190 909</text:p>
          </table:table-cell>
          <table:table-cell office:value-type="float" office:value="183550" calcext:value-type="float">
            <text:p><text:s/>183 550</text:p>
          </table:table-cell>
          <table:table-cell office:value-type="float" office:value="180945" calcext:value-type="float">
            <text:p><text:s/>180 945</text:p>
          </table:table-cell>
          <table:table-cell office:value-type="float" office:value="183880" calcext:value-type="float">
            <text:p><text:s/>183 880</text:p>
          </table:table-cell>
          <table:table-cell/>
        </table:table-row>
        <table:table-row table:style-name="ro2">
          <table:table-cell office:value-type="string" calcext:value-type="string">
            <text:p>Gümüşhane</text:p>
          </table:table-cell>
          <table:table-cell office:value-type="float" office:value="130825" calcext:value-type="float">
            <text:p><text:s/>130 825</text:p>
          </table:table-cell>
          <table:table-cell office:value-type="float" office:value="131367" calcext:value-type="float">
            <text:p><text:s/>131 367</text:p>
          </table:table-cell>
          <table:table-cell office:value-type="float" office:value="130976" calcext:value-type="float">
            <text:p><text:s/>130 976</text:p>
          </table:table-cell>
          <table:table-cell office:value-type="float" office:value="129618" calcext:value-type="float">
            <text:p><text:s/>129 618</text:p>
          </table:table-cell>
          <table:table-cell office:value-type="float" office:value="132374" calcext:value-type="float">
            <text:p><text:s/>132 374</text:p>
          </table:table-cell>
          <table:table-cell office:value-type="float" office:value="135216" calcext:value-type="float">
            <text:p><text:s/>135 216</text:p>
          </table:table-cell>
          <table:table-cell office:value-type="float" office:value="141412" calcext:value-type="float">
            <text:p><text:s/>141 412</text:p>
          </table:table-cell>
          <table:table-cell office:value-type="float" office:value="146353" calcext:value-type="float">
            <text:p><text:s/>146 353</text:p>
          </table:table-cell>
          <table:table-cell office:value-type="float" office:value="151449" calcext:value-type="float">
            <text:p><text:s/>151 449</text:p>
          </table:table-cell>
          <table:table-cell office:value-type="float" office:value="172034" calcext:value-type="float">
            <text:p><text:s/>172 034</text:p>
          </table:table-cell>
          <table:table-cell/>
        </table:table-row>
        <table:table-row table:style-name="ro2">
          <table:table-cell office:value-type="string" calcext:value-type="string">
            <text:p>Artvin</text:p>
          </table:table-cell>
          <table:table-cell office:value-type="float" office:value="168092" calcext:value-type="float">
            <text:p><text:s/>168 092</text:p>
          </table:table-cell>
          <table:table-cell office:value-type="float" office:value="166584" calcext:value-type="float">
            <text:p><text:s/>166 584</text:p>
          </table:table-cell>
          <table:table-cell office:value-type="float" office:value="165580" calcext:value-type="float">
            <text:p><text:s/>165 580</text:p>
          </table:table-cell>
          <table:table-cell office:value-type="float" office:value="164759" calcext:value-type="float">
            <text:p><text:s/>164 759</text:p>
          </table:table-cell>
          <table:table-cell office:value-type="float" office:value="166394" calcext:value-type="float">
            <text:p><text:s/>166 394</text:p>
          </table:table-cell>
          <table:table-cell office:value-type="float" office:value="167082" calcext:value-type="float">
            <text:p><text:s/>167 082</text:p>
          </table:table-cell>
          <table:table-cell office:value-type="float" office:value="169334" calcext:value-type="float">
            <text:p><text:s/>169 334</text:p>
          </table:table-cell>
          <table:table-cell office:value-type="float" office:value="169674" calcext:value-type="float">
            <text:p><text:s/>169 674</text:p>
          </table:table-cell>
          <table:table-cell office:value-type="float" office:value="168370" calcext:value-type="float">
            <text:p><text:s/>168 370</text:p>
          </table:table-cell>
          <table:table-cell office:value-type="float" office:value="168068" calcext:value-type="float">
            <text:p><text:s/>168 068</text:p>
          </table:table-cell>
          <table:table-cell/>
        </table:table-row>
        <table:table-row table:style-name="ro2">
          <table:table-cell office:value-type="string" calcext:value-type="string">
            <text:p>Kilis</text:p>
          </table:table-cell>
          <table:table-cell office:value-type="float" office:value="118457" calcext:value-type="float">
            <text:p><text:s/>118 457</text:p>
          </table:table-cell>
          <table:table-cell office:value-type="float" office:value="120991" calcext:value-type="float">
            <text:p><text:s/>120 991</text:p>
          </table:table-cell>
          <table:table-cell office:value-type="float" office:value="122104" calcext:value-type="float">
            <text:p><text:s/>122 104</text:p>
          </table:table-cell>
          <table:table-cell office:value-type="float" office:value="123135" calcext:value-type="float">
            <text:p><text:s/>123 135</text:p>
          </table:table-cell>
          <table:table-cell office:value-type="float" office:value="124452" calcext:value-type="float">
            <text:p><text:s/>124 452</text:p>
          </table:table-cell>
          <table:table-cell office:value-type="float" office:value="124320" calcext:value-type="float">
            <text:p><text:s/>124 320</text:p>
          </table:table-cell>
          <table:table-cell office:value-type="float" office:value="128586" calcext:value-type="float">
            <text:p><text:s/>128 586</text:p>
          </table:table-cell>
          <table:table-cell office:value-type="float" office:value="128781" calcext:value-type="float">
            <text:p><text:s/>128 781</text:p>
          </table:table-cell>
          <table:table-cell office:value-type="float" office:value="130655" calcext:value-type="float">
            <text:p><text:s/>130 655</text:p>
          </table:table-cell>
          <table:table-cell office:value-type="float" office:value="130825" calcext:value-type="float">
            <text:p><text:s/>130 825</text:p>
          </table:table-cell>
          <table:table-cell/>
        </table:table-row>
        <table:table-row table:style-name="ro2">
          <table:table-cell office:value-type="string" calcext:value-type="string">
            <text:p>Ardahan</text:p>
          </table:table-cell>
          <table:table-cell office:value-type="float" office:value="112721" calcext:value-type="float">
            <text:p><text:s/>112 721</text:p>
          </table:table-cell>
          <table:table-cell office:value-type="float" office:value="112242" calcext:value-type="float">
            <text:p><text:s/>112 242</text:p>
          </table:table-cell>
          <table:table-cell office:value-type="float" office:value="108169" calcext:value-type="float">
            <text:p><text:s/>108 169</text:p>
          </table:table-cell>
          <table:table-cell office:value-type="float" office:value="105454" calcext:value-type="float">
            <text:p><text:s/>105 454</text:p>
          </table:table-cell>
          <table:table-cell office:value-type="float" office:value="107455" calcext:value-type="float">
            <text:p><text:s/>107 455</text:p>
          </table:table-cell>
          <table:table-cell office:value-type="float" office:value="106643" calcext:value-type="float">
            <text:p><text:s/>106 643</text:p>
          </table:table-cell>
          <table:table-cell office:value-type="float" office:value="102782" calcext:value-type="float">
            <text:p><text:s/>102 782</text:p>
          </table:table-cell>
          <table:table-cell office:value-type="float" office:value="100809" calcext:value-type="float">
            <text:p><text:s/>100 809</text:p>
          </table:table-cell>
          <table:table-cell office:value-type="float" office:value="99265" calcext:value-type="float">
            <text:p><text:s/>99 265</text:p>
          </table:table-cell>
          <table:table-cell office:value-type="float" office:value="98335" calcext:value-type="float">
            <text:p><text:s/>98 335</text:p>
          </table:table-cell>
          <table:table-cell/>
        </table:table-row>
        <table:table-row table:style-name="ro2">
          <table:table-cell office:value-type="string" calcext:value-type="string">
            <text:p>Bayburt</text:p>
          </table:table-cell>
          <table:table-cell office:value-type="float" office:value="76609" calcext:value-type="float">
            <text:p><text:s/>76 609</text:p>
          </table:table-cell>
          <table:table-cell office:value-type="float" office:value="75675" calcext:value-type="float">
            <text:p><text:s/>75 675</text:p>
          </table:table-cell>
          <table:table-cell office:value-type="float" office:value="74710" calcext:value-type="float">
            <text:p><text:s/>74 710</text:p>
          </table:table-cell>
          <table:table-cell office:value-type="float" office:value="74412" calcext:value-type="float">
            <text:p><text:s/>74 412</text:p>
          </table:table-cell>
          <table:table-cell office:value-type="float" office:value="76724" calcext:value-type="float">
            <text:p><text:s/>76 724</text:p>
          </table:table-cell>
          <table:table-cell office:value-type="float" office:value="75797" calcext:value-type="float">
            <text:p><text:s/>75 797</text:p>
          </table:table-cell>
          <table:table-cell office:value-type="float" office:value="75620" calcext:value-type="float">
            <text:p><text:s/>75 620</text:p>
          </table:table-cell>
          <table:table-cell office:value-type="float" office:value="80607" calcext:value-type="float">
            <text:p><text:s/>80 607</text:p>
          </table:table-cell>
          <table:table-cell office:value-type="float" office:value="78550" calcext:value-type="float">
            <text:p><text:s/>78 550</text:p>
          </table:table-cell>
          <table:table-cell office:value-type="float" office:value="90154" calcext:value-type="float">
            <text:p><text:s/>90 154</text:p>
          </table:table-cell>
          <table:table-cell table:style-name="ce7" table:formula="of:=IF([.B81]&gt;10000000; &quot;Megacity&quot;; IF([.B81]&gt;1000000; &quot;Metropolis&quot;; &quot;none&quot;))" office:value-type="string" office:string-value="none" calcext:value-type="string">
            <text:p>none</text:p>
          </table:table-cell>
        </table:table-row>
        <table:table-row table:style-name="ro2">
          <table:table-cell office:value-type="string" calcext:value-type="string">
            <text:p>Tunceli</text:p>
          </table:table-cell>
          <table:table-cell office:value-type="float" office:value="84022" calcext:value-type="float">
            <text:p><text:s/>84 022</text:p>
          </table:table-cell>
          <table:table-cell office:value-type="float" office:value="86449" calcext:value-type="float">
            <text:p><text:s/>86 449</text:p>
          </table:table-cell>
          <table:table-cell office:value-type="float" office:value="83061" calcext:value-type="float">
            <text:p><text:s/>83 061</text:p>
          </table:table-cell>
          <table:table-cell office:value-type="float" office:value="76699" calcext:value-type="float">
            <text:p><text:s/>76 699</text:p>
          </table:table-cell>
          <table:table-cell office:value-type="float" office:value="85062" calcext:value-type="float">
            <text:p><text:s/>85 062</text:p>
          </table:table-cell>
          <table:table-cell office:value-type="float" office:value="86276" calcext:value-type="float">
            <text:p><text:s/>86 276</text:p>
          </table:table-cell>
          <table:table-cell office:value-type="float" office:value="85428" calcext:value-type="float">
            <text:p><text:s/>85 428</text:p>
          </table:table-cell>
          <table:table-cell office:value-type="float" office:value="86527" calcext:value-type="float">
            <text:p><text:s/>86 527</text:p>
          </table:table-cell>
          <table:table-cell office:value-type="float" office:value="86076" calcext:value-type="float">
            <text:p><text:s/>86 076</text:p>
          </table:table-cell>
          <table:table-cell office:value-type="float" office:value="82193" calcext:value-type="float">
            <text:p><text:s/>82 193</text:p>
          </table:table-cell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Default" table:formula="of:=SUM([.B2:.B82] )" office:value-type="float" office:value="70586256" calcext:value-type="float">
            <text:p>70586256</text:p>
          </table:table-cell>
          <table:table-cell table:style-name="Default" table:formula="of:=SUM([.C2:.C82])" office:value-type="float" office:value="71517100" calcext:value-type="float">
            <text:p>71517100</text:p>
          </table:table-cell>
          <table:table-cell table:style-name="Default" table:formula="of:=SUM([.D2:.D82])" office:value-type="float" office:value="72561312" calcext:value-type="float">
            <text:p>72561312</text:p>
          </table:table-cell>
          <table:table-cell table:style-name="Default" table:formula="of:=SUM([.E2:.E82])" office:value-type="float" office:value="73722988" calcext:value-type="float">
            <text:p>73722988</text:p>
          </table:table-cell>
          <table:table-cell table:style-name="Default" table:formula="of:=SUM([.F2:.F82])" office:value-type="float" office:value="74724269" calcext:value-type="float">
            <text:p>74724269</text:p>
          </table:table-cell>
          <table:table-cell table:style-name="Default" table:formula="of:=SUM([.G2:.G82])" office:value-type="float" office:value="75627384" calcext:value-type="float">
            <text:p>75627384</text:p>
          </table:table-cell>
          <table:table-cell table:style-name="ce7" table:formula="of:=SUM([.H2:.H82])" office:value-type="float" office:value="76667864" calcext:value-type="float">
            <text:p>76667864</text:p>
          </table:table-cell>
          <table:table-cell table:style-name="ce7" table:formula="of:=SUM([.I2:.I82])" office:value-type="float" office:value="77695904" calcext:value-type="float">
            <text:p>77695904</text:p>
          </table:table-cell>
          <table:table-cell table:style-name="ce7" table:formula="of:=SUM([.J2:.J82])" office:value-type="float" office:value="78741053" calcext:value-type="float">
            <text:p>78741053</text:p>
          </table:table-cell>
          <table:table-cell table:style-name="ce7" table:formula="of:=SUM([.K2:.K82])" office:value-type="float" office:value="79814871" calcext:value-type="float">
            <text:p>79814871</text:p>
          </table:table-cell>
          <table:table-cell/>
        </table:table-row>
        <table:table-row table:style-name="ro1">
          <table:table-cell table:style-name="Default" office:value-type="string" calcext:value-type="string">
            <text:p>Total population of three biggest cities</text:p>
          </table:table-cell>
          <table:table-cell table:style-name="Default" table:formula="of:=SUM([.B2];[.B3];[.B4])" office:value-type="float" office:value="20779945" calcext:value-type="float">
            <text:p>20779945</text:p>
          </table:table-cell>
          <table:table-cell table:style-name="ce7" table:formula="of:=SUM([.C2];[.C3];[.C4])" office:value-type="float" office:value="21042081" calcext:value-type="float">
            <text:p>21042081</text:p>
          </table:table-cell>
          <table:table-cell table:style-name="ce7" table:formula="of:=SUM([.D2];[.D3];[.D4])" office:value-type="float" office:value="21434268" calcext:value-type="float">
            <text:p>21434268</text:p>
          </table:table-cell>
          <table:table-cell table:style-name="Default" table:formula="of:=SUM([.E2];[.E3];[.E4])" office:value-type="float" office:value="21976249" calcext:value-type="float">
            <text:p>21976249</text:p>
          </table:table-cell>
          <table:table-cell table:style-name="ce7" table:formula="of:=SUM([.F2];[.F3];[.F4])" office:value-type="float" office:value="22480365" calcext:value-type="float">
            <text:p>22480365</text:p>
          </table:table-cell>
          <table:table-cell table:style-name="Default" table:formula="of:=SUM([.G2];[.G3];[.G4])" office:value-type="float" office:value="22825741" calcext:value-type="float">
            <text:p>22825741</text:p>
          </table:table-cell>
          <table:table-cell table:style-name="Default" table:formula="of:=SUM([.H2];[.H3];[.H4])" office:value-type="float" office:value="23266624" calcext:value-type="float">
            <text:p>23266624</text:p>
          </table:table-cell>
          <table:table-cell table:style-name="Default" table:formula="of:=SUM([.I2];[.I3];[.I4])" office:value-type="float" office:value="23640162" calcext:value-type="float">
            <text:p>23640162</text:p>
          </table:table-cell>
          <table:table-cell table:style-name="ce7" table:formula="of:=SUM([.J2];[.J3];[.J4])" office:value-type="float" office:value="24096424" calcext:value-type="float">
            <text:p>24096424</text:p>
          </table:table-cell>
          <table:table-cell table:style-name="ce7" table:formula="of:=SUM([.K2];[.K3];[.K4])" office:value-type="float" office:value="24374179" calcext:value-type="float">
            <text:p>24374179</text:p>
          </table:table-cell>
          <table:table-cell/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3">
          <table:table-cell table:style-name="Default" office:value-type="string" calcext:value-type="string">
            <text:p>count of megacitys</text:p>
          </table:table-cell>
          <table:table-cell table:style-name="Default" table:formula="of:=COUNTIF([.B2:.B82]; &quot;&gt;10000000&quot;)" office:value-type="float" office:value="1" calcext:value-type="float">
            <text:p>1</text:p>
          </table:table-cell>
          <table:table-cell table:style-name="ce7" table:formula="of:=COUNTIF([.C2:.C82]; &quot;&gt;10000000&quot;)" office:value-type="float" office:value="1" calcext:value-type="float">
            <text:p>1</text:p>
          </table:table-cell>
          <table:table-cell table:style-name="ce7" table:formula="of:=COUNTIF([.D2:.D82]; &quot;&gt;10000000&quot;)" office:value-type="float" office:value="1" calcext:value-type="float">
            <text:p>1</text:p>
          </table:table-cell>
          <table:table-cell table:style-name="ce7" table:formula="of:=COUNTIF([.E2:.E82]; &quot;&gt;10000000&quot;)" office:value-type="float" office:value="1" calcext:value-type="float">
            <text:p>1</text:p>
          </table:table-cell>
          <table:table-cell table:style-name="ce7" table:formula="of:=COUNTIF([.F2:.F82]; &quot;&gt;10000000&quot;)" office:value-type="float" office:value="1" calcext:value-type="float">
            <text:p>1</text:p>
          </table:table-cell>
          <table:table-cell table:style-name="ce7" table:formula="of:=COUNTIF([.G2:.G82]; &quot;&gt;10000000&quot;)" office:value-type="float" office:value="1" calcext:value-type="float">
            <text:p>1</text:p>
          </table:table-cell>
          <table:table-cell table:style-name="ce7" table:formula="of:=COUNTIF([.H2:.H82]; &quot;&gt;10000000&quot;)" office:value-type="float" office:value="1" calcext:value-type="float">
            <text:p>1</text:p>
          </table:table-cell>
          <table:table-cell table:style-name="ce7" table:formula="of:=COUNTIF([.I2:.I82]; &quot;&gt;10000000&quot;)" office:value-type="float" office:value="1" calcext:value-type="float">
            <text:p>1</text:p>
          </table:table-cell>
          <table:table-cell table:style-name="ce7" table:formula="of:=COUNTIF([.J2:.J82]; &quot;&gt;10000000&quot;)" office:value-type="float" office:value="1" calcext:value-type="float">
            <text:p>1</text:p>
          </table:table-cell>
          <table:table-cell table:style-name="ce7" table:formula="of:=COUNTIF([.K2:.K82]; &quot;&gt;10000000&quot;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nt of metropolises</text:p>
          </table:table-cell>
          <table:table-cell table:style-name="ce6" table:formula="of:=COUNTIF([.B2:.B82]; &quot;&gt;1000000&quot;)" office:value-type="boolean" office:boolean-value="18" calcext:value-type="boolean">
            <text:p>TRUE</text:p>
          </table:table-cell>
          <table:table-cell table:style-name="ce7" table:formula="of:=COUNTIF([.C2:.C82]; &quot;&gt;1000000&quot;)" office:value-type="float" office:value="19" calcext:value-type="float">
            <text:p>19</text:p>
          </table:table-cell>
          <table:table-cell table:style-name="ce7" table:formula="of:=COUNTIF([.D2:.D82]; &quot;&gt;1000000&quot;)" office:value-type="float" office:value="19" calcext:value-type="float">
            <text:p>19</text:p>
          </table:table-cell>
          <table:table-cell table:style-name="ce7" table:formula="of:=COUNTIF([.E2:.E82]; &quot;&gt;1000000&quot;)" office:value-type="float" office:value="19" calcext:value-type="float">
            <text:p>19</text:p>
          </table:table-cell>
          <table:table-cell table:style-name="ce7" table:formula="of:=COUNTIF([.F2:.F82]; &quot;&gt;1000000&quot;)" office:value-type="float" office:value="19" calcext:value-type="float">
            <text:p>19</text:p>
          </table:table-cell>
          <table:table-cell table:style-name="ce7" table:formula="of:=COUNTIF([.G2:.G82]; &quot;&gt;1000000&quot;)" office:value-type="float" office:value="20" calcext:value-type="float">
            <text:p>20</text:p>
          </table:table-cell>
          <table:table-cell table:style-name="ce7" table:formula="of:=COUNTIF([.H2:.H82]; &quot;&gt;1000000&quot;)" office:value-type="float" office:value="20" calcext:value-type="float">
            <text:p>20</text:p>
          </table:table-cell>
          <table:table-cell table:style-name="ce7" table:formula="of:=COUNTIF([.I2:.I82]; &quot;&gt;1000000&quot;)" office:value-type="float" office:value="20" calcext:value-type="float">
            <text:p>20</text:p>
          </table:table-cell>
          <table:table-cell table:style-name="ce7" table:formula="of:=COUNTIF([.J2:.J82]; &quot;&gt;1000000&quot;)" office:value-type="float" office:value="20" calcext:value-type="float">
            <text:p>20</text:p>
          </table:table-cell>
          <table:table-cell table:style-name="ce7" table:formula="of:=COUNTIF([.K2:.K82]; &quot;&gt;1000000&quot;)" office:value-type="float" office:value="21" calcext:value-type="float">
            <text:p>21</text:p>
          </table:table-cell>
          <table:table-cell/>
        </table:table-row>
        <table:table-row table:style-name="ro1" table:number-rows-repeated="4">
          <table:table-cell table:style-name="Default" table:number-columns-repeated="11"/>
          <table:table-cell/>
        </table:table-row>
        <table:table-row table:style-name="ro2" table:number-rows-repeated="43">
          <table:table-cell table:style-name="Default" table:number-columns-repeated="11"/>
          <table:table-cell/>
        </table:table-row>
        <table:table-row table:style-name="ro2">
          <table:table-cell table:style-name="Default" table:number-columns-repeated="11"/>
          <table:table-cell/>
        </table:table-row>
      </table:table>
      <table:named-expressions/>
      <table:database-ranges>
        <table:database-range table:name="__Anonymous_Sheet_DB__0" table:target-range-address="a2_input.A2:a2_input.K82" table:contains-header="false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₺</number:text>
    </number:number-style>
    <number:number-style style:name="N123">
      <number:text>-</number:text>
      <number:number number:decimal-places="0" loext:min-decimal-places="0" number:min-integer-digits="1" number:grouping="true"/>
      <number:text> ₺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₺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₺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₺</number:text>
    </number:number-style>
    <number:number-style style:name="N126">
      <number:text>-</number:text>
      <number:number number:decimal-places="2" loext:min-decimal-places="2" number:min-integer-digits="1" number:grouping="true"/>
      <number:text> ₺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₺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₺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2" style:volatile="true">
      <loext:fill-character> </loext:fill-character>
      <number:text>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₺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₺ </number:text>
    </number:number-style>
    <number:number-style style:name="N135P2" style:volatile="true">
      <loext:fill-character> </loext:fill-character>
      <number:text>- ₺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₺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ayfa1" style:display-name="Normal_Sayf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06:09:18.213104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06:20:29.850418774</dc:date>
    <meta:editing-duration>PT5M11S</meta:editing-duration>
    <meta:editing-cycles>2</meta:editing-cycles>
    <meta:generator>LibreOffice/5.1.6.2$Linux_X86_64 LibreOffice_project/10m0$Build-2</meta:generator>
    <meta:document-statistic meta:table-count="1" meta:cell-count="951" meta:object-count="0"/>
  </office:meta>
</office:document-meta>
</file>